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0pt" officeooo:rsid="0007c2f3" officeooo:paragraph-rsid="0007c2f3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officeooo:rsid="0007c2f3" officeooo:paragraph-rsid="000aea2d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officeooo:rsid="000aea2d" officeooo:paragraph-rsid="000aea2d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officeooo:rsid="000d48e3" officeooo:paragraph-rsid="000d48e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officeooo:rsid="00165331" officeooo:paragraph-rsid="00165331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officeooo:rsid="0053c15f" officeooo:paragraph-rsid="00199715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officeooo:rsid="00055758" officeooo:paragraph-rsid="00055758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officeooo:paragraph-rsid="00055758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officeooo:rsid="000c55ef" officeooo:paragraph-rsid="000c55ef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officeooo:rsid="00199715" officeooo:paragraph-rsid="00199715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font-weight="normal" officeooo:rsid="0052bd93" officeooo:paragraph-rsid="00285ff2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font-weight="normal" officeooo:rsid="0052bd93" officeooo:paragraph-rsid="0052bd93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weight="normal" officeooo:rsid="0039ab67" officeooo:paragraph-rsid="0039ab67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normal" officeooo:rsid="0039ab67" officeooo:paragraph-rsid="0052bd93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normal" officeooo:rsid="0057f11f" officeooo:paragraph-rsid="0057f11f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weight="normal" officeooo:rsid="0060b31e" officeooo:paragraph-rsid="0060b31e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fo:font-weight="normal" officeooo:rsid="001f2dcd" officeooo:paragraph-rsid="001f2dcd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font-weight="normal" officeooo:paragraph-rsid="001f2dcd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fo:font-weight="normal" officeooo:rsid="00271b1b" officeooo:paragraph-rsid="0020d97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fo:font-weight="normal" officeooo:rsid="002e8ebe" officeooo:paragraph-rsid="002e8ebe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fo:font-weight="bold" officeooo:rsid="006f4824" officeooo:paragraph-rsid="006f2ed3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fo:font-weight="bold" officeooo:rsid="001875d4" officeooo:paragraph-rsid="001875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font-weight="bold" officeooo:rsid="001c1b1c" officeooo:paragraph-rsid="001c1b1c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font-weight="bold" officeooo:paragraph-rsid="001c1b1c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89f4f6" officeooo:paragraph-rsid="008c3211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bold" officeooo:rsid="00900769" officeooo:paragraph-rsid="009650a2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weight="bold" officeooo:rsid="009e62c0" officeooo:paragraph-rsid="009e62c0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weight="bold" officeooo:rsid="00b2d0f6" officeooo:paragraph-rsid="00b8f8f0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weight="bold" officeooo:rsid="006f2ed3" officeooo:paragraph-rsid="00704ecc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weight="bold" officeooo:rsid="00ba2d74" officeooo:paragraph-rsid="00c28d16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weight="bold" officeooo:rsid="00ba2d74" officeooo:paragraph-rsid="00c39fa8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c42142" officeooo:paragraph-rsid="00c5e3bd" style:font-weight-asian="bold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weight="bold" officeooo:rsid="00d4240c" officeooo:paragraph-rsid="00d4240c" style:font-weight-asian="bold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a34928" officeooo:paragraph-rsid="00a34928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b2d0f6" officeooo:paragraph-rsid="00b2d0f6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ed8c38" officeooo:paragraph-rsid="00ed8c38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officeooo:rsid="00a75d52" officeooo:paragraph-rsid="00a75d52"/>
    </style:style>
    <style:style style:name="P38" style:family="paragraph" style:parent-style-name="Standard">
      <style:paragraph-properties fo:text-align="justify" style:justify-single-word="false"/>
      <style:text-properties officeooo:rsid="00698530" officeooo:paragraph-rsid="00698530"/>
    </style:style>
    <style:style style:name="P39" style:family="paragraph" style:parent-style-name="Standard">
      <style:paragraph-properties fo:text-align="justify" style:justify-single-word="false"/>
      <style:text-properties officeooo:rsid="00c8deeb" officeooo:paragraph-rsid="00c8deeb"/>
    </style:style>
    <style:style style:name="P40" style:family="paragraph" style:parent-style-name="Standard" style:list-style-name="L1">
      <style:paragraph-properties fo:text-align="justify" style:justify-single-word="false"/>
      <style:text-properties style:font-name="Arial" fo:font-size="10pt" officeooo:rsid="000aea2d" officeooo:paragraph-rsid="000aea2d" style:font-size-asian="10pt" style:font-size-complex="10pt"/>
    </style:style>
    <style:style style:name="P41" style:family="paragraph" style:parent-style-name="Standard" style:list-style-name="L2">
      <style:paragraph-properties fo:text-align="justify" style:justify-single-word="false"/>
      <style:text-properties style:font-name="Arial" fo:font-size="10pt" officeooo:rsid="000d48e3" officeooo:paragraph-rsid="000d48e3" style:font-size-asian="10pt" style:font-size-complex="10pt"/>
    </style:style>
    <style:style style:name="P42" style:family="paragraph" style:parent-style-name="Standard" style:list-style-name="L2">
      <style:paragraph-properties fo:text-align="justify" style:justify-single-word="false"/>
      <style:text-properties style:font-name="Arial" fo:font-size="10pt" officeooo:rsid="000ef73e" officeooo:paragraph-rsid="000ef73e" style:font-size-asian="10pt" style:font-size-complex="10pt"/>
    </style:style>
    <style:style style:name="P43" style:family="paragraph" style:parent-style-name="Standard" style:list-style-name="L2">
      <style:paragraph-properties fo:text-align="justify" style:justify-single-word="false"/>
      <style:text-properties style:font-name="Arial" fo:font-size="10pt" officeooo:rsid="0010b521" officeooo:paragraph-rsid="0010b521" style:font-size-asian="10pt" style:font-size-complex="10pt"/>
    </style:style>
    <style:style style:name="P44" style:family="paragraph" style:parent-style-name="Standard" style:list-style-name="L2">
      <style:paragraph-properties fo:text-align="justify" style:justify-single-word="false"/>
      <style:text-properties style:font-name="Arial" fo:font-size="10pt" officeooo:rsid="0011cfb1" officeooo:paragraph-rsid="0011cfb1" style:font-size-asian="10pt" style:font-size-complex="10pt"/>
    </style:style>
    <style:style style:name="P45" style:family="paragraph" style:parent-style-name="Standard" style:list-style-name="L2">
      <style:paragraph-properties fo:text-align="justify" style:justify-single-word="false"/>
      <style:text-properties style:font-name="Arial" fo:font-size="10pt" officeooo:rsid="0015ddaa" officeooo:paragraph-rsid="0015ddaa" style:font-size-asian="10pt" style:font-size-complex="10pt"/>
    </style:style>
    <style:style style:name="P46" style:family="paragraph" style:parent-style-name="Standard" style:list-style-name="L2">
      <style:paragraph-properties fo:text-align="justify" style:justify-single-word="false"/>
      <style:text-properties style:font-name="Arial" fo:font-size="10pt" officeooo:rsid="00165331" officeooo:paragraph-rsid="00165331" style:font-size-asian="10pt" style:font-size-complex="10pt"/>
    </style:style>
    <style:style style:name="P47" style:family="paragraph" style:parent-style-name="Standard" style:list-style-name="L3">
      <style:paragraph-properties fo:text-align="justify" style:justify-single-word="false"/>
      <style:text-properties style:font-name="Arial" fo:font-size="10pt" fo:font-weight="normal" officeooo:rsid="001c1b1c" officeooo:paragraph-rsid="001c1b1c" style:font-size-asian="10pt" style:font-weight-asian="normal" style:font-size-complex="10pt" style:font-weight-complex="normal"/>
    </style:style>
    <style:style style:name="P48" style:family="paragraph" style:parent-style-name="Standard" style:list-style-name="L4">
      <style:paragraph-properties fo:text-align="justify" style:justify-single-word="false"/>
      <style:text-properties style:font-name="Arial" fo:font-size="10pt" fo:font-weight="normal" officeooo:rsid="002084e7" officeooo:paragraph-rsid="001f2dcd" style:font-size-asian="10pt" style:font-weight-asian="normal" style:font-size-complex="10pt" style:font-weight-complex="normal"/>
    </style:style>
    <style:style style:name="P49" style:family="paragraph" style:parent-style-name="Standard" style:list-style-name="L4">
      <style:paragraph-properties fo:text-align="justify" style:justify-single-word="false"/>
      <style:text-properties style:font-name="Arial" fo:font-size="10pt" fo:font-weight="normal" officeooo:rsid="002084e7" officeooo:paragraph-rsid="002084e7" style:font-size-asian="10pt" style:font-weight-asian="normal" style:font-size-complex="10pt" style:font-weight-complex="normal"/>
    </style:style>
    <style:style style:name="P50" style:family="paragraph" style:parent-style-name="Standard" style:list-style-name="L4">
      <style:paragraph-properties fo:text-align="justify" style:justify-single-word="false"/>
      <style:text-properties style:font-name="Arial" fo:font-size="10pt" fo:font-weight="normal" officeooo:rsid="0020d97f" officeooo:paragraph-rsid="0020d97f" style:font-size-asian="10pt" style:font-weight-asian="normal" style:font-size-complex="10pt" style:font-weight-complex="normal"/>
    </style:style>
    <style:style style:name="P51" style:family="paragraph" style:parent-style-name="Standard" style:list-style-name="L5">
      <style:paragraph-properties fo:text-align="justify" style:justify-single-word="false"/>
      <style:text-properties style:font-name="Arial" fo:font-size="10pt" fo:font-weight="normal" officeooo:rsid="004dbdaa" officeooo:paragraph-rsid="0052bd93" style:font-size-asian="10pt" style:font-weight-asian="normal" style:font-size-complex="10pt" style:font-weight-complex="normal"/>
    </style:style>
    <style:style style:name="P52" style:family="paragraph" style:parent-style-name="Standard" style:list-style-name="L5">
      <style:paragraph-properties fo:text-align="justify" style:justify-single-word="false"/>
      <style:text-properties style:font-name="Arial" fo:font-size="10pt" fo:font-weight="normal" officeooo:rsid="0052bd93" officeooo:paragraph-rsid="0052bd93" style:font-size-asian="10pt" style:font-weight-asian="normal" style:font-size-complex="10pt" style:font-weight-complex="normal"/>
    </style:style>
    <style:style style:name="P53" style:family="paragraph" style:parent-style-name="Standard" style:list-style-name="L6">
      <style:paragraph-properties fo:text-align="justify" style:justify-single-word="false"/>
      <style:text-properties style:font-name="Arial" fo:font-size="10pt" fo:font-weight="normal" officeooo:rsid="0057f11f" officeooo:paragraph-rsid="0057f11f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0pt" fo:font-weight="normal" officeooo:rsid="0085919b" officeooo:paragraph-rsid="0084c46e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0pt" fo:font-weight="normal" officeooo:rsid="0085919b" officeooo:paragraph-rsid="0085919b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0pt" fo:font-weight="normal" officeooo:rsid="00875d55" officeooo:paragraph-rsid="00875d55" style:font-size-asian="10pt" style:font-weight-asian="normal" style:font-size-complex="10pt" style:font-weight-complex="normal"/>
    </style:style>
    <style:style style:name="P57" style:family="paragraph" style:parent-style-name="Standard" style:list-style-name="L10">
      <style:paragraph-properties fo:text-align="justify" style:justify-single-word="false"/>
      <style:text-properties style:font-name="Arial" fo:font-size="10pt" fo:font-weight="normal" officeooo:rsid="0088aeee" officeooo:paragraph-rsid="0088aeee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0pt" fo:font-weight="normal" officeooo:rsid="008a9e7a" officeooo:paragraph-rsid="008c3211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0pt" fo:font-weight="normal" officeooo:rsid="008e2398" officeooo:paragraph-rsid="008c3211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0pt" fo:font-weight="normal" officeooo:rsid="009d5588" officeooo:paragraph-rsid="009d5588" style:font-size-asian="10pt" style:font-weight-asian="normal" style:font-size-complex="10pt" style:font-weight-complex="normal"/>
    </style:style>
    <style:style style:name="P61" style:family="paragraph" style:parent-style-name="Standard" style:list-style-name="L13">
      <style:paragraph-properties fo:text-align="justify" style:justify-single-word="false"/>
      <style:text-properties style:font-name="Arial" fo:font-size="10pt" fo:font-weight="normal" officeooo:rsid="00a75d52" officeooo:paragraph-rsid="00a75d52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0pt" fo:font-weight="normal" officeooo:rsid="00a75d52" officeooo:paragraph-rsid="00a75d52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0pt" fo:font-weight="normal" officeooo:rsid="00a9cce8" officeooo:paragraph-rsid="00a75d52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0pt" fo:font-weight="normal" officeooo:rsid="00ba2d74" officeooo:paragraph-rsid="00c28d16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0pt" fo:font-weight="normal" officeooo:rsid="00bdcebf" officeooo:paragraph-rsid="00c28d16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0pt" fo:font-weight="normal" officeooo:rsid="00cbc2c6" officeooo:paragraph-rsid="00c5e3bd" style:font-size-asian="10pt" style:font-weight-asian="normal" style:font-size-complex="10pt" style:font-weight-complex="normal"/>
    </style:style>
    <style:style style:name="P67" style:family="paragraph" style:parent-style-name="Standard" style:list-style-name="L16">
      <style:paragraph-properties fo:text-align="justify" style:justify-single-word="false"/>
      <style:text-properties style:font-name="Arial" fo:font-size="10pt" fo:font-weight="normal" officeooo:rsid="00d2db32" officeooo:paragraph-rsid="00d2db32" style:font-size-asian="10pt" style:font-weight-asian="normal" style:font-size-complex="10pt" style:font-weight-complex="normal"/>
    </style:style>
    <style:style style:name="P68" style:family="paragraph" style:parent-style-name="Standard" style:list-style-name="L16">
      <style:paragraph-properties fo:text-align="justify" style:justify-single-word="false"/>
      <style:text-properties style:font-name="Arial" fo:font-size="10pt" fo:font-weight="normal" officeooo:rsid="00d3af2f" officeooo:paragraph-rsid="00d3af2f" style:font-size-asian="10pt" style:font-weight-asian="normal" style:font-size-complex="10pt" style:font-weight-complex="normal"/>
    </style:style>
    <style:style style:name="P69" style:family="paragraph" style:parent-style-name="Standard" style:list-style-name="L16">
      <style:paragraph-properties fo:text-align="justify" style:justify-single-word="false"/>
      <style:text-properties style:font-name="Arial" fo:font-size="10pt" fo:font-weight="normal" officeooo:rsid="00d413ff" officeooo:paragraph-rsid="00d413ff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" fo:font-size="10pt" fo:font-weight="normal" officeooo:rsid="00d413ff" officeooo:paragraph-rsid="00d413ff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" fo:font-size="10pt" fo:font-weight="normal" officeooo:rsid="00eb29d3" officeooo:paragraph-rsid="00eb29d3" style:font-size-asian="10pt" style:font-weight-asian="normal" style:font-size-complex="10pt" style:font-weight-complex="normal"/>
    </style:style>
    <style:style style:name="P72" style:family="paragraph" style:parent-style-name="Standard" style:list-style-name="L18">
      <style:paragraph-properties fo:text-align="justify" style:justify-single-word="false"/>
      <style:text-properties style:font-name="Arial" fo:font-size="10pt" fo:font-weight="normal" officeooo:rsid="00ee25fb" officeooo:paragraph-rsid="00ee25fb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" fo:font-size="10pt" fo:font-weight="normal" officeooo:rsid="00f3c888" officeooo:paragraph-rsid="00f1f8c3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" fo:font-size="10pt" fo:font-weight="normal" officeooo:rsid="00f3c888" officeooo:paragraph-rsid="00f43b6a" style:font-size-asian="10pt" style:font-weight-asian="normal" style:font-size-complex="10pt" style:font-weight-complex="normal"/>
    </style:style>
    <style:style style:name="P75" style:family="paragraph" style:parent-style-name="Standard" style:list-style-name="L12">
      <style:paragraph-properties fo:text-align="justify" style:justify-single-word="false"/>
      <style:text-properties style:font-name="Arial" fo:font-size="10pt" fo:font-weight="bold" officeooo:rsid="00a27a10" officeooo:paragraph-rsid="00a27a1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Arial" fo:font-size="10pt" fo:font-weight="bold" officeooo:rsid="00a27a10" officeooo:paragraph-rsid="00a27a10" style:font-size-asian="10pt" style:font-weight-asian="bold" style:font-size-complex="10pt" style:font-weight-complex="bold"/>
    </style:style>
    <style:style style:name="P77" style:family="paragraph" style:parent-style-name="Standard">
      <style:paragraph-properties fo:text-align="center" style:justify-single-word="false"/>
      <style:text-properties style:font-name="Arial" fo:font-size="10pt" fo:font-weight="bold" officeooo:rsid="00b2d0f6" officeooo:paragraph-rsid="00b2d0f6" style:font-size-asian="10pt" style:font-weight-asian="bold" style:font-size-complex="10pt" style:font-weight-complex="bold"/>
    </style:style>
    <style:style style:name="P78" style:family="paragraph" style:parent-style-name="Standard">
      <style:paragraph-properties fo:text-align="center" style:justify-single-word="false"/>
      <style:text-properties style:font-name="Arial" fo:font-size="10pt" fo:font-weight="bold" officeooo:rsid="00eb29d3" officeooo:paragraph-rsid="00eb29d3" style:font-size-asian="10pt" style:font-weight-asian="bold" style:font-size-complex="10pt" style:font-weight-complex="bold"/>
    </style:style>
    <style:style style:name="P79" style:family="paragraph" style:parent-style-name="Standard" style:list-style-name="L7">
      <style:paragraph-properties fo:text-align="justify" style:justify-single-word="false"/>
      <style:text-properties officeooo:rsid="006210dd" officeooo:paragraph-rsid="006210dd"/>
    </style:style>
    <style:style style:name="P80" style:family="paragraph" style:parent-style-name="Standard" style:list-style-name="L8">
      <style:paragraph-properties fo:text-align="justify" style:justify-single-word="false"/>
      <style:text-properties officeooo:rsid="00699017" officeooo:paragraph-rsid="00699017"/>
    </style:style>
    <style:style style:name="P81" style:family="paragraph" style:parent-style-name="Standard" style:list-style-name="L9">
      <style:paragraph-properties fo:text-align="justify" style:justify-single-word="false"/>
      <style:text-properties officeooo:paragraph-rsid="00704ecc"/>
    </style:style>
    <style:style style:name="P82" style:family="paragraph" style:parent-style-name="Standard" style:list-style-name="L14">
      <style:paragraph-properties fo:text-align="justify" style:justify-single-word="false"/>
      <style:text-properties officeooo:paragraph-rsid="00c28d16"/>
    </style:style>
    <style:style style:name="P83" style:family="paragraph" style:parent-style-name="Standard" style:list-style-name="L15">
      <style:paragraph-properties fo:text-align="justify" style:justify-single-word="false"/>
      <style:text-properties officeooo:paragraph-rsid="00c39fa8"/>
    </style:style>
    <style:style style:name="P84" style:family="paragraph" style:parent-style-name="Standard" style:list-style-name="L9">
      <style:paragraph-properties fo:text-align="justify" style:justify-single-word="false"/>
      <style:text-properties fo:font-weight="bold" officeooo:rsid="0070884f" officeooo:paragraph-rsid="0070884f" style:font-weight-asian="bold" style:font-weight-complex="bold"/>
    </style:style>
    <style:style style:name="P85" style:family="paragraph" style:parent-style-name="Standard" style:list-style-name="L9">
      <style:paragraph-properties fo:text-align="justify" style:justify-single-word="false"/>
      <style:text-properties fo:font-weight="bold" officeooo:rsid="0074be7a" officeooo:paragraph-rsid="007946fb" style:font-weight-asian="bold" style:font-weight-complex="bold"/>
    </style:style>
    <style:style style:name="P86" style:family="paragraph" style:parent-style-name="Standard" style:list-style-name="L9">
      <style:paragraph-properties fo:text-align="justify" style:justify-single-word="false"/>
      <style:text-properties fo:font-weight="bold" officeooo:rsid="007c88a5" officeooo:paragraph-rsid="007c88a5" style:font-weight-asian="bold" style:font-weight-complex="bold"/>
    </style:style>
    <style:style style:name="P87" style:family="paragraph" style:parent-style-name="Standard" style:list-style-name="L9">
      <style:paragraph-properties fo:text-align="justify" style:justify-single-word="false"/>
      <style:text-properties fo:font-weight="bold" officeooo:rsid="00817b3b" officeooo:paragraph-rsid="00817b3b" style:font-weight-asian="bold" style:font-weight-complex="bold"/>
    </style:style>
    <style:style style:name="P88" style:family="paragraph" style:parent-style-name="Standard" style:list-style-name="L9">
      <style:paragraph-properties fo:text-align="justify" style:justify-single-word="false"/>
      <style:text-properties fo:font-weight="bold" officeooo:rsid="0084c46e" officeooo:paragraph-rsid="0084c46e" style:font-weight-asian="bold" style:font-weight-complex="bold"/>
    </style:style>
    <style:style style:name="P89" style:family="paragraph" style:parent-style-name="Standard" style:list-style-name="L10">
      <style:paragraph-properties fo:text-align="justify" style:justify-single-word="false"/>
      <style:text-properties fo:font-weight="bold" officeooo:rsid="0088aeee" officeooo:paragraph-rsid="0088aeee" style:font-weight-asian="bold" style:font-weight-complex="bold"/>
    </style:style>
    <style:style style:name="P90" style:family="paragraph" style:parent-style-name="Standard" style:list-style-name="L10">
      <style:paragraph-properties fo:text-align="justify" style:justify-single-word="false"/>
      <style:text-properties fo:font-weight="bold" officeooo:rsid="0089f4f6" officeooo:paragraph-rsid="008c3211" style:font-weight-asian="bold" style:font-weight-complex="bold"/>
    </style:style>
    <style:style style:name="P91" style:family="paragraph" style:parent-style-name="Standard" style:list-style-name="L11">
      <style:paragraph-properties fo:text-align="justify" style:justify-single-word="false"/>
      <style:text-properties fo:font-weight="bold" officeooo:rsid="00993d3a" officeooo:paragraph-rsid="00993d3a" style:font-weight-asian="bold" style:font-weight-complex="bold"/>
    </style:style>
    <style:style style:name="P92" style:family="paragraph" style:parent-style-name="Standard" style:list-style-name="L11">
      <style:paragraph-properties fo:text-align="justify" style:justify-single-word="false"/>
      <style:text-properties fo:font-weight="bold" officeooo:rsid="009d5588" officeooo:paragraph-rsid="009d5588" style:font-weight-asian="bold" style:font-weight-complex="bold"/>
    </style:style>
    <style:style style:name="P93" style:family="paragraph" style:parent-style-name="Standard" style:list-style-name="L15">
      <style:paragraph-properties fo:text-align="justify" style:justify-single-word="false"/>
      <style:text-properties fo:font-weight="bold" officeooo:rsid="00c42142" officeooo:paragraph-rsid="00c5e3bd" style:font-weight-asian="bold" style:font-weight-complex="bold"/>
    </style:style>
    <style:style style:name="P94" style:family="paragraph" style:parent-style-name="Standard" style:list-style-name="L16">
      <style:paragraph-properties fo:text-align="justify" style:justify-single-word="false"/>
      <style:text-properties fo:font-weight="bold" officeooo:rsid="00d2db32" officeooo:paragraph-rsid="00d2db32" style:font-weight-asian="bold" style:font-weight-complex="bold"/>
    </style:style>
    <style:style style:name="P95" style:family="paragraph" style:parent-style-name="Standard" style:list-style-name="L17">
      <style:paragraph-properties fo:text-align="justify" style:justify-single-word="false"/>
      <style:text-properties fo:font-weight="bold" officeooo:rsid="00d67e7a" officeooo:paragraph-rsid="00d67e7a" style:font-weight-asian="bold" style:font-weight-complex="bold"/>
    </style:style>
    <style:style style:name="P96" style:family="paragraph" style:parent-style-name="Standard" style:list-style-name="L17">
      <style:paragraph-properties fo:text-align="justify" style:justify-single-word="false"/>
      <style:text-properties fo:font-weight="bold" officeooo:rsid="00d8ce1e" officeooo:paragraph-rsid="00d8ce1e" style:font-weight-asian="bold" style:font-weight-complex="bold"/>
    </style:style>
    <style:style style:name="P97" style:family="paragraph" style:parent-style-name="Standard" style:list-style-name="L17">
      <style:paragraph-properties fo:text-align="justify" style:justify-single-word="false"/>
      <style:text-properties fo:font-weight="bold" officeooo:rsid="00e3066b" officeooo:paragraph-rsid="00e3066b" style:font-weight-asian="bold" style:font-weight-complex="bold"/>
    </style:style>
    <style:style style:name="P98" style:family="paragraph" style:parent-style-name="Standard" style:list-style-name="L17">
      <style:paragraph-properties fo:text-align="justify" style:justify-single-word="false"/>
      <style:text-properties fo:font-weight="bold" officeooo:rsid="00e940cb" officeooo:paragraph-rsid="00e940cb" style:font-weight-asian="bold" style:font-weight-complex="bold"/>
    </style:style>
    <style:style style:name="P99" style:family="paragraph" style:parent-style-name="Standard" style:list-style-name="L18">
      <style:paragraph-properties fo:text-align="justify" style:justify-single-word="false"/>
      <style:text-properties fo:font-weight="normal" officeooo:rsid="00eecda0" officeooo:paragraph-rsid="00eecda0" style:font-weight-asian="normal" style:font-weight-complex="normal"/>
    </style:style>
    <style:style style:name="P100" style:family="paragraph" style:parent-style-name="Standard" style:list-style-name="L18">
      <style:paragraph-properties fo:text-align="justify" style:justify-single-word="false"/>
      <style:text-properties fo:font-weight="normal" officeooo:rsid="00f1f8c3" officeooo:paragraph-rsid="00f1f8c3" style:font-weight-asian="normal" style:font-weight-complex="normal"/>
    </style:style>
    <style:style style:name="P101" style:family="paragraph" style:parent-style-name="Standard" style:list-style-name="L18">
      <style:paragraph-properties fo:text-align="justify" style:justify-single-word="false"/>
      <style:text-properties fo:font-weight="normal" officeooo:rsid="00f43b6a" officeooo:paragraph-rsid="00f43b6a" style:font-weight-asian="normal" style:font-weight-complex="normal"/>
    </style:style>
    <style:style style:name="P102" style:family="paragraph" style:parent-style-name="Standard" style:list-style-name="L18">
      <style:paragraph-properties fo:text-align="justify" style:justify-single-word="false"/>
      <style:text-properties fo:font-weight="normal" officeooo:rsid="00f6c5cf" officeooo:paragraph-rsid="00f6c5cf" style:font-weight-asian="normal" style:font-weight-complex="normal"/>
    </style:style>
    <style:style style:name="P103" style:family="paragraph" style:parent-style-name="Standard" style:list-style-name="L18">
      <style:paragraph-properties fo:text-align="justify" style:justify-single-word="false"/>
      <style:text-properties fo:font-weight="normal" officeooo:rsid="00f6f1a8" officeooo:paragraph-rsid="00f6f1a8" style:font-weight-asian="normal" style:font-weight-complex="normal"/>
    </style:style>
    <style:style style:name="T1" style:family="text">
      <style:text-properties officeooo:rsid="0005575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5758" style:font-weight-asian="bold" style:font-weight-complex="bold"/>
    </style:style>
    <style:style style:name="T4" style:family="text">
      <style:text-properties fo:font-weight="bold" officeooo:rsid="001f2dcd" style:font-weight-asian="bold" style:font-weight-complex="bold"/>
    </style:style>
    <style:style style:name="T5" style:family="text">
      <style:text-properties fo:font-weight="bold" officeooo:rsid="00343b4d" style:font-weight-asian="bold" style:font-weight-complex="bold"/>
    </style:style>
    <style:style style:name="T6" style:family="text">
      <style:text-properties fo:font-weight="bold" officeooo:rsid="00359660" style:font-weight-asian="bold" style:font-weight-complex="bold"/>
    </style:style>
    <style:style style:name="T7" style:family="text">
      <style:text-properties fo:font-weight="bold" officeooo:rsid="00361106" style:font-weight-asian="bold" style:font-weight-complex="bold"/>
    </style:style>
    <style:style style:name="T8" style:family="text">
      <style:text-properties fo:font-weight="bold" officeooo:rsid="003df44e" style:font-weight-asian="bold" style:font-weight-complex="bold"/>
    </style:style>
    <style:style style:name="T9" style:family="text">
      <style:text-properties fo:font-weight="bold" officeooo:rsid="00411255" style:font-weight-asian="bold" style:font-weight-complex="bold"/>
    </style:style>
    <style:style style:name="T10" style:family="text">
      <style:text-properties fo:font-weight="bold" officeooo:rsid="0044d153" style:font-weight-asian="bold" style:font-weight-complex="bold"/>
    </style:style>
    <style:style style:name="T11" style:family="text">
      <style:text-properties fo:font-weight="bold" officeooo:rsid="00545e77" style:font-weight-asian="bold" style:font-weight-complex="bold"/>
    </style:style>
    <style:style style:name="T12" style:family="text">
      <style:text-properties fo:font-weight="bold" officeooo:rsid="0057b779" style:font-weight-asian="bold" style:font-weight-complex="bold"/>
    </style:style>
    <style:style style:name="T13" style:family="text">
      <style:text-properties fo:font-weight="bold" officeooo:rsid="0058d828" style:font-weight-asian="bold" style:font-weight-complex="bold"/>
    </style:style>
    <style:style style:name="T14" style:family="text">
      <style:text-properties officeooo:rsid="001c1b1c"/>
    </style:style>
    <style:style style:name="T15" style:family="text">
      <style:text-properties fo:font-weight="normal" officeooo:rsid="001c1b1c" style:font-weight-asian="normal" style:font-weight-complex="normal"/>
    </style:style>
    <style:style style:name="T16" style:family="text">
      <style:text-properties officeooo:rsid="001f2dcd"/>
    </style:style>
    <style:style style:name="T17" style:family="text">
      <style:text-properties officeooo:rsid="003063c6"/>
    </style:style>
    <style:style style:name="T18" style:family="text">
      <style:text-properties officeooo:rsid="00359660"/>
    </style:style>
    <style:style style:name="T19" style:family="text">
      <style:text-properties officeooo:rsid="00361106"/>
    </style:style>
    <style:style style:name="T20" style:family="text">
      <style:text-properties officeooo:rsid="003fcb2a"/>
    </style:style>
    <style:style style:name="T21" style:family="text">
      <style:text-properties officeooo:rsid="00411255"/>
    </style:style>
    <style:style style:name="T22" style:family="text">
      <style:text-properties officeooo:rsid="0044d153"/>
    </style:style>
    <style:style style:name="T23" style:family="text">
      <style:text-properties officeooo:rsid="004dbdaa"/>
    </style:style>
    <style:style style:name="T24" style:family="text">
      <style:text-properties officeooo:rsid="0052bd93"/>
    </style:style>
    <style:style style:name="T25" style:family="text">
      <style:text-properties officeooo:rsid="00558f86"/>
    </style:style>
    <style:style style:name="T26" style:family="text">
      <style:text-properties officeooo:rsid="0057b779"/>
    </style:style>
    <style:style style:name="T27" style:family="text">
      <style:text-properties officeooo:rsid="005c38f1"/>
    </style:style>
    <style:style style:name="T28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29" style:family="text">
      <style:text-properties style:font-name="Arial" fo:font-size="10pt" fo:font-weight="normal" officeooo:rsid="0060b31e" style:font-size-asian="10pt" style:font-weight-asian="normal" style:font-size-complex="10pt" style:font-weight-complex="normal"/>
    </style:style>
    <style:style style:name="T30" style:family="text">
      <style:text-properties style:font-name="Arial" fo:font-size="10pt" fo:font-weight="normal" officeooo:rsid="0063c1b2" style:font-size-asian="10pt" style:font-weight-asian="normal" style:font-size-complex="10pt" style:font-weight-complex="normal"/>
    </style:style>
    <style:style style:name="T31" style:family="text">
      <style:text-properties style:font-name="Arial" fo:font-size="10pt" fo:font-weight="normal" officeooo:rsid="00644656" style:font-size-asian="10pt" style:font-weight-asian="normal" style:font-size-complex="10pt" style:font-weight-complex="normal"/>
    </style:style>
    <style:style style:name="T32" style:family="text">
      <style:text-properties style:font-name="Arial" fo:font-size="10pt" fo:font-weight="normal" officeooo:rsid="00657b51" style:font-size-asian="10pt" style:font-weight-asian="normal" style:font-size-complex="10pt" style:font-weight-complex="normal"/>
    </style:style>
    <style:style style:name="T33" style:family="text">
      <style:text-properties style:font-name="Arial" fo:font-size="10pt" fo:font-weight="normal" officeooo:rsid="00668591" style:font-size-asian="10pt" style:font-weight-asian="normal" style:font-size-complex="10pt" style:font-weight-complex="normal"/>
    </style:style>
    <style:style style:name="T34" style:family="text">
      <style:text-properties style:font-name="Arial" fo:font-size="10pt" fo:font-weight="normal" officeooo:rsid="00670ab2" style:font-size-asian="10pt" style:font-weight-asian="normal" style:font-size-complex="10pt" style:font-weight-complex="normal"/>
    </style:style>
    <style:style style:name="T35" style:family="text">
      <style:text-properties style:font-name="Arial" fo:font-size="10pt" fo:font-weight="normal" officeooo:rsid="0068790c" style:font-size-asian="10pt" style:font-weight-asian="normal" style:font-size-complex="10pt" style:font-weight-complex="normal"/>
    </style:style>
    <style:style style:name="T36" style:family="text">
      <style:text-properties style:font-name="Arial" fo:font-size="10pt" fo:font-weight="normal" officeooo:rsid="006a9ae6" style:font-size-asian="10pt" style:font-weight-asian="normal" style:font-size-complex="10pt" style:font-weight-complex="normal"/>
    </style:style>
    <style:style style:name="T37" style:family="text">
      <style:text-properties style:font-name="Arial" fo:font-size="10pt" fo:font-weight="normal" officeooo:rsid="006b1947" style:font-size-asian="10pt" style:font-weight-asian="normal" style:font-size-complex="10pt" style:font-weight-complex="normal"/>
    </style:style>
    <style:style style:name="T38" style:family="text">
      <style:text-properties style:font-name="Arial" fo:font-size="10pt" fo:font-weight="normal" officeooo:rsid="006b4c82" style:font-size-asian="10pt" style:font-weight-asian="normal" style:font-size-complex="10pt" style:font-weight-complex="normal"/>
    </style:style>
    <style:style style:name="T39" style:family="text">
      <style:text-properties style:font-name="Arial" fo:font-size="10pt" fo:font-weight="normal" officeooo:rsid="006cafd7" style:font-size-asian="10pt" style:font-weight-asian="normal" style:font-size-complex="10pt" style:font-weight-complex="normal"/>
    </style:style>
    <style:style style:name="T40" style:family="text">
      <style:text-properties style:font-name="Arial" fo:font-size="10pt" fo:font-weight="normal" officeooo:rsid="006f4824" style:font-size-asian="10pt" style:font-weight-asian="normal" style:font-size-complex="10pt" style:font-weight-complex="normal"/>
    </style:style>
    <style:style style:name="T41" style:family="text">
      <style:text-properties style:font-name="Arial" fo:font-size="10pt" fo:font-weight="normal" officeooo:rsid="006f5f60" style:font-size-asian="10pt" style:font-weight-asian="normal" style:font-size-complex="10pt" style:font-weight-complex="normal"/>
    </style:style>
    <style:style style:name="T42" style:family="text">
      <style:text-properties style:font-name="Arial" fo:font-size="10pt" fo:font-weight="normal" officeooo:rsid="006f748e" style:font-size-asian="10pt" style:font-weight-asian="normal" style:font-size-complex="10pt" style:font-weight-complex="normal"/>
    </style:style>
    <style:style style:name="T43" style:family="text">
      <style:text-properties style:font-name="Arial" fo:font-size="10pt" fo:font-weight="normal" officeooo:rsid="0071e1c3" style:font-size-asian="10pt" style:font-weight-asian="normal" style:font-size-complex="10pt" style:font-weight-complex="normal"/>
    </style:style>
    <style:style style:name="T44" style:family="text">
      <style:text-properties style:font-name="Arial" fo:font-size="10pt" fo:font-weight="normal" officeooo:rsid="0073ad69" style:font-size-asian="10pt" style:font-weight-asian="normal" style:font-size-complex="10pt" style:font-weight-complex="normal"/>
    </style:style>
    <style:style style:name="T45" style:family="text">
      <style:text-properties style:font-name="Arial" fo:font-size="10pt" fo:font-weight="normal" officeooo:rsid="0076200d" style:font-size-asian="10pt" style:font-weight-asian="normal" style:font-size-complex="10pt" style:font-weight-complex="normal"/>
    </style:style>
    <style:style style:name="T46" style:family="text">
      <style:text-properties style:font-name="Arial" fo:font-size="10pt" fo:font-weight="normal" officeooo:rsid="007625c0" style:font-size-asian="10pt" style:font-weight-asian="normal" style:font-size-complex="10pt" style:font-weight-complex="normal"/>
    </style:style>
    <style:style style:name="T47" style:family="text">
      <style:text-properties style:font-name="Arial" fo:font-size="10pt" fo:font-weight="normal" officeooo:rsid="00779501" style:font-size-asian="10pt" style:font-weight-asian="normal" style:font-size-complex="10pt" style:font-weight-complex="normal"/>
    </style:style>
    <style:style style:name="T48" style:family="text">
      <style:text-properties style:font-name="Arial" fo:font-size="10pt" fo:font-weight="normal" officeooo:rsid="007b1639" style:font-size-asian="10pt" style:font-weight-asian="normal" style:font-size-complex="10pt" style:font-weight-complex="normal"/>
    </style:style>
    <style:style style:name="T49" style:family="text">
      <style:text-properties style:font-name="Arial" fo:font-size="10pt" fo:font-weight="normal" officeooo:rsid="007ca079" style:font-size-asian="10pt" style:font-weight-asian="normal" style:font-size-complex="10pt" style:font-weight-complex="normal"/>
    </style:style>
    <style:style style:name="T50" style:family="text">
      <style:text-properties style:font-name="Arial" fo:font-size="10pt" fo:font-weight="normal" officeooo:rsid="007e823b" style:font-size-asian="10pt" style:font-weight-asian="normal" style:font-size-complex="10pt" style:font-weight-complex="normal"/>
    </style:style>
    <style:style style:name="T51" style:family="text">
      <style:text-properties style:font-name="Arial" fo:font-size="10pt" fo:font-weight="normal" officeooo:rsid="007fbf3e" style:font-size-asian="10pt" style:font-weight-asian="normal" style:font-size-complex="10pt" style:font-weight-complex="normal"/>
    </style:style>
    <style:style style:name="T52" style:family="text">
      <style:text-properties style:font-name="Arial" fo:font-size="10pt" fo:font-weight="normal" officeooo:rsid="0082e901" style:font-size-asian="10pt" style:font-weight-asian="normal" style:font-size-complex="10pt" style:font-weight-complex="normal"/>
    </style:style>
    <style:style style:name="T53" style:family="text">
      <style:text-properties style:font-name="Arial" fo:font-size="10pt" fo:font-weight="normal" officeooo:rsid="0085919b" style:font-size-asian="10pt" style:font-weight-asian="normal" style:font-size-complex="10pt" style:font-weight-complex="normal"/>
    </style:style>
    <style:style style:name="T54" style:family="text">
      <style:text-properties style:font-name="Arial" fo:font-size="10pt" fo:font-weight="normal" officeooo:rsid="0088dbd6" style:font-size-asian="10pt" style:font-weight-asian="normal" style:font-size-complex="10pt" style:font-weight-complex="normal"/>
    </style:style>
    <style:style style:name="T55" style:family="text">
      <style:text-properties style:font-name="Arial" fo:font-size="10pt" fo:font-weight="normal" officeooo:rsid="008a9e7a" style:font-size-asian="10pt" style:font-weight-asian="normal" style:font-size-complex="10pt" style:font-weight-complex="normal"/>
    </style:style>
    <style:style style:name="T56" style:family="text">
      <style:text-properties style:font-name="Arial" fo:font-size="10pt" fo:font-weight="normal" officeooo:rsid="008b69b2" style:font-size-asian="10pt" style:font-weight-asian="normal" style:font-size-complex="10pt" style:font-weight-complex="normal"/>
    </style:style>
    <style:style style:name="T57" style:family="text">
      <style:text-properties style:font-name="Arial" fo:font-size="10pt" fo:font-weight="normal" officeooo:rsid="008c3211" style:font-size-asian="10pt" style:font-weight-asian="normal" style:font-size-complex="10pt" style:font-weight-complex="normal"/>
    </style:style>
    <style:style style:name="T58" style:family="text">
      <style:text-properties style:font-name="Arial" fo:font-size="10pt" fo:font-weight="normal" officeooo:rsid="008e2398" style:font-size-asian="10pt" style:font-weight-asian="normal" style:font-size-complex="10pt" style:font-weight-complex="normal"/>
    </style:style>
    <style:style style:name="T59" style:family="text">
      <style:text-properties style:font-name="Arial" fo:font-size="10pt" fo:font-weight="normal" officeooo:rsid="009324a3" style:font-size-asian="10pt" style:font-weight-asian="normal" style:font-size-complex="10pt" style:font-weight-complex="normal"/>
    </style:style>
    <style:style style:name="T60" style:family="text">
      <style:text-properties style:font-name="Arial" fo:font-size="10pt" fo:font-weight="normal" officeooo:rsid="00939ec2" style:font-size-asian="10pt" style:font-weight-asian="normal" style:font-size-complex="10pt" style:font-weight-complex="normal"/>
    </style:style>
    <style:style style:name="T61" style:family="text">
      <style:text-properties style:font-name="Arial" fo:font-size="10pt" fo:font-weight="normal" officeooo:rsid="0093a0ac" style:font-size-asian="10pt" style:font-weight-asian="normal" style:font-size-complex="10pt" style:font-weight-complex="normal"/>
    </style:style>
    <style:style style:name="T62" style:family="text">
      <style:text-properties style:font-name="Arial" fo:font-size="10pt" fo:font-weight="normal" officeooo:rsid="009430d5" style:font-size-asian="10pt" style:font-weight-asian="normal" style:font-size-complex="10pt" style:font-weight-complex="normal"/>
    </style:style>
    <style:style style:name="T63" style:family="text">
      <style:text-properties style:font-name="Arial" fo:font-size="10pt" fo:font-weight="normal" officeooo:rsid="00953144" style:font-size-asian="10pt" style:font-weight-asian="normal" style:font-size-complex="10pt" style:font-weight-complex="normal"/>
    </style:style>
    <style:style style:name="T64" style:family="text">
      <style:text-properties style:font-name="Arial" fo:font-size="10pt" fo:font-weight="normal" officeooo:rsid="009650a2" style:font-size-asian="10pt" style:font-weight-asian="normal" style:font-size-complex="10pt" style:font-weight-complex="normal"/>
    </style:style>
    <style:style style:name="T65" style:family="text">
      <style:text-properties style:font-name="Arial" fo:font-size="10pt" fo:font-weight="normal" officeooo:rsid="0097a090" style:font-size-asian="10pt" style:font-weight-asian="normal" style:font-size-complex="10pt" style:font-weight-complex="normal"/>
    </style:style>
    <style:style style:name="T66" style:family="text">
      <style:text-properties style:font-name="Arial" fo:font-size="10pt" fo:font-weight="normal" officeooo:rsid="009a9cd1" style:font-size-asian="10pt" style:font-weight-asian="normal" style:font-size-complex="10pt" style:font-weight-complex="normal"/>
    </style:style>
    <style:style style:name="T67" style:family="text">
      <style:text-properties style:font-name="Arial" fo:font-size="10pt" fo:font-weight="normal" officeooo:rsid="009c775e" style:font-size-asian="10pt" style:font-weight-asian="normal" style:font-size-complex="10pt" style:font-weight-complex="normal"/>
    </style:style>
    <style:style style:name="T68" style:family="text">
      <style:text-properties style:font-name="Arial" fo:font-size="10pt" fo:font-weight="normal" officeooo:rsid="009ff39b" style:font-size-asian="10pt" style:font-weight-asian="normal" style:font-size-complex="10pt" style:font-weight-complex="normal"/>
    </style:style>
    <style:style style:name="T69" style:family="text">
      <style:text-properties style:font-name="Arial" fo:font-size="10pt" fo:font-weight="normal" officeooo:rsid="00a09fd1" style:font-size-asian="10pt" style:font-weight-asian="normal" style:font-size-complex="10pt" style:font-weight-complex="normal"/>
    </style:style>
    <style:style style:name="T70" style:family="text">
      <style:text-properties style:font-name="Arial" fo:font-size="10pt" fo:font-weight="normal" officeooo:rsid="00a1186e" style:font-size-asian="10pt" style:font-weight-asian="normal" style:font-size-complex="10pt" style:font-weight-complex="normal"/>
    </style:style>
    <style:style style:name="T71" style:family="text">
      <style:text-properties style:font-name="Arial" fo:font-size="10pt" fo:font-weight="normal" officeooo:rsid="00a27a10" style:font-size-asian="10pt" style:font-weight-asian="normal" style:font-size-complex="10pt" style:font-weight-complex="normal"/>
    </style:style>
    <style:style style:name="T72" style:family="text">
      <style:text-properties style:font-name="Arial" fo:font-size="10pt" fo:font-weight="normal" officeooo:rsid="00a8bca4" style:font-size-asian="10pt" style:font-weight-asian="normal" style:font-size-complex="10pt" style:font-weight-complex="normal"/>
    </style:style>
    <style:style style:name="T73" style:family="text">
      <style:text-properties style:font-name="Arial" fo:font-size="10pt" fo:font-weight="normal" officeooo:rsid="00a99b76" style:font-size-asian="10pt" style:font-weight-asian="normal" style:font-size-complex="10pt" style:font-weight-complex="normal"/>
    </style:style>
    <style:style style:name="T74" style:family="text">
      <style:text-properties style:font-name="Arial" fo:font-size="10pt" fo:font-weight="normal" officeooo:rsid="00a9cce8" style:font-size-asian="10pt" style:font-weight-asian="normal" style:font-size-complex="10pt" style:font-weight-complex="normal"/>
    </style:style>
    <style:style style:name="T75" style:family="text">
      <style:text-properties style:font-name="Arial" fo:font-size="10pt" fo:font-weight="normal" officeooo:rsid="00aa91ec" style:font-size-asian="10pt" style:font-weight-asian="normal" style:font-size-complex="10pt" style:font-weight-complex="normal"/>
    </style:style>
    <style:style style:name="T76" style:family="text">
      <style:text-properties style:font-name="Arial" fo:font-size="10pt" fo:font-weight="normal" officeooo:rsid="00abdfd4" style:font-size-asian="10pt" style:font-weight-asian="normal" style:font-size-complex="10pt" style:font-weight-complex="normal"/>
    </style:style>
    <style:style style:name="T77" style:family="text">
      <style:text-properties style:font-name="Arial" fo:font-size="10pt" fo:font-weight="normal" officeooo:rsid="00adbc9a" style:font-size-asian="10pt" style:font-weight-asian="normal" style:font-size-complex="10pt" style:font-weight-complex="normal"/>
    </style:style>
    <style:style style:name="T78" style:family="text">
      <style:text-properties style:font-name="Arial" fo:font-size="10pt" fo:font-weight="normal" officeooo:rsid="00b0d667" style:font-size-asian="10pt" style:font-weight-asian="normal" style:font-size-complex="10pt" style:font-weight-complex="normal"/>
    </style:style>
    <style:style style:name="T79" style:family="text">
      <style:text-properties style:font-name="Arial" fo:font-size="10pt" fo:font-weight="normal" officeooo:rsid="00bb32c8" style:font-size-asian="10pt" style:font-weight-asian="normal" style:font-size-complex="10pt" style:font-weight-complex="normal"/>
    </style:style>
    <style:style style:name="T80" style:family="text">
      <style:text-properties style:font-name="Arial" fo:font-size="10pt" fo:font-weight="normal" officeooo:rsid="00bcb4fa" style:font-size-asian="10pt" style:font-weight-asian="normal" style:font-size-complex="10pt" style:font-weight-complex="normal"/>
    </style:style>
    <style:style style:name="T81" style:family="text">
      <style:text-properties style:font-name="Arial" fo:font-size="10pt" fo:font-weight="normal" officeooo:rsid="00bdcebf" style:font-size-asian="10pt" style:font-weight-asian="normal" style:font-size-complex="10pt" style:font-weight-complex="normal"/>
    </style:style>
    <style:style style:name="T82" style:family="text">
      <style:text-properties style:font-name="Arial" fo:font-size="10pt" fo:font-weight="normal" officeooo:rsid="00bef815" style:font-size-asian="10pt" style:font-weight-asian="normal" style:font-size-complex="10pt" style:font-weight-complex="normal"/>
    </style:style>
    <style:style style:name="T83" style:family="text">
      <style:text-properties style:font-name="Arial" fo:font-size="10pt" fo:font-weight="normal" officeooo:rsid="00c0d1f3" style:font-size-asian="10pt" style:font-weight-asian="normal" style:font-size-complex="10pt" style:font-weight-complex="normal"/>
    </style:style>
    <style:style style:name="T84" style:family="text">
      <style:text-properties style:font-name="Arial" fo:font-size="10pt" fo:font-weight="normal" officeooo:rsid="00c3c8ea" style:font-size-asian="10pt" style:font-weight-asian="normal" style:font-size-complex="10pt" style:font-weight-complex="normal"/>
    </style:style>
    <style:style style:name="T85" style:family="text">
      <style:text-properties style:font-name="Arial" fo:font-size="10pt" fo:font-weight="normal" officeooo:rsid="00c5e3bd" style:font-size-asian="10pt" style:font-weight-asian="normal" style:font-size-complex="10pt" style:font-weight-complex="normal"/>
    </style:style>
    <style:style style:name="T86" style:family="text">
      <style:text-properties style:font-name="Arial" fo:font-size="10pt" fo:font-weight="normal" officeooo:rsid="00c6e4cb" style:font-size-asian="10pt" style:font-weight-asian="normal" style:font-size-complex="10pt" style:font-weight-complex="normal"/>
    </style:style>
    <style:style style:name="T87" style:family="text">
      <style:text-properties style:font-name="Arial" fo:font-size="10pt" fo:font-weight="normal" officeooo:rsid="00c7ffac" style:font-size-asian="10pt" style:font-weight-asian="normal" style:font-size-complex="10pt" style:font-weight-complex="normal"/>
    </style:style>
    <style:style style:name="T88" style:family="text">
      <style:text-properties style:font-name="Arial" fo:font-size="10pt" fo:font-weight="normal" officeooo:rsid="00ca72f6" style:font-size-asian="10pt" style:font-weight-asian="normal" style:font-size-complex="10pt" style:font-weight-complex="normal"/>
    </style:style>
    <style:style style:name="T89" style:family="text">
      <style:text-properties style:font-name="Arial" fo:font-size="10pt" fo:font-weight="normal" officeooo:rsid="00cbc2c6" style:font-size-asian="10pt" style:font-weight-asian="normal" style:font-size-complex="10pt" style:font-weight-complex="normal"/>
    </style:style>
    <style:style style:name="T90" style:family="text">
      <style:text-properties style:font-name="Arial" fo:font-size="10pt" fo:font-weight="normal" officeooo:rsid="00cc2ef4" style:font-size-asian="10pt" style:font-weight-asian="normal" style:font-size-complex="10pt" style:font-weight-complex="normal"/>
    </style:style>
    <style:style style:name="T91" style:family="text">
      <style:text-properties style:font-name="Arial" fo:font-size="10pt" fo:font-weight="normal" officeooo:rsid="00cce22f" style:font-size-asian="10pt" style:font-weight-asian="normal" style:font-size-complex="10pt" style:font-weight-complex="normal"/>
    </style:style>
    <style:style style:name="T92" style:family="text">
      <style:text-properties style:font-name="Arial" fo:font-size="10pt" fo:font-weight="normal" officeooo:rsid="00cdf621" style:font-size-asian="10pt" style:font-weight-asian="normal" style:font-size-complex="10pt" style:font-weight-complex="normal"/>
    </style:style>
    <style:style style:name="T93" style:family="text">
      <style:text-properties style:font-name="Arial" fo:font-size="10pt" fo:font-weight="normal" officeooo:rsid="00d0e609" style:font-size-asian="10pt" style:font-weight-asian="normal" style:font-size-complex="10pt" style:font-weight-complex="normal"/>
    </style:style>
    <style:style style:name="T94" style:family="text">
      <style:text-properties style:font-name="Arial" fo:font-size="10pt" fo:font-weight="normal" officeooo:rsid="00d1ffc3" style:font-size-asian="10pt" style:font-weight-asian="normal" style:font-size-complex="10pt" style:font-weight-complex="normal"/>
    </style:style>
    <style:style style:name="T95" style:family="text">
      <style:text-properties style:font-name="Arial" fo:font-size="10pt" fo:font-weight="normal" officeooo:rsid="00d5282b" style:font-size-asian="10pt" style:font-weight-asian="normal" style:font-size-complex="10pt" style:font-weight-complex="normal"/>
    </style:style>
    <style:style style:name="T96" style:family="text">
      <style:text-properties style:font-name="Arial" fo:font-size="10pt" fo:font-weight="normal" officeooo:rsid="00d8041a" style:font-size-asian="10pt" style:font-weight-asian="normal" style:font-size-complex="10pt" style:font-weight-complex="normal"/>
    </style:style>
    <style:style style:name="T97" style:family="text">
      <style:text-properties style:font-name="Arial" fo:font-size="10pt" fo:font-weight="normal" officeooo:rsid="00dc0ca1" style:font-size-asian="10pt" style:font-weight-asian="normal" style:font-size-complex="10pt" style:font-weight-complex="normal"/>
    </style:style>
    <style:style style:name="T98" style:family="text">
      <style:text-properties style:font-name="Arial" fo:font-size="10pt" fo:font-weight="normal" officeooo:rsid="00dd50ad" style:font-size-asian="10pt" style:font-weight-asian="normal" style:font-size-complex="10pt" style:font-weight-complex="normal"/>
    </style:style>
    <style:style style:name="T99" style:family="text">
      <style:text-properties style:font-name="Arial" fo:font-size="10pt" fo:font-weight="normal" officeooo:rsid="00dd8c48" style:font-size-asian="10pt" style:font-weight-asian="normal" style:font-size-complex="10pt" style:font-weight-complex="normal"/>
    </style:style>
    <style:style style:name="T100" style:family="text">
      <style:text-properties style:font-name="Arial" fo:font-size="10pt" fo:font-weight="normal" officeooo:rsid="00e109cc" style:font-size-asian="10pt" style:font-weight-asian="normal" style:font-size-complex="10pt" style:font-weight-complex="normal"/>
    </style:style>
    <style:style style:name="T101" style:family="text">
      <style:text-properties style:font-name="Arial" fo:font-size="10pt" fo:font-weight="normal" officeooo:rsid="00e33e8f" style:font-size-asian="10pt" style:font-weight-asian="normal" style:font-size-complex="10pt" style:font-weight-complex="normal"/>
    </style:style>
    <style:style style:name="T102" style:family="text">
      <style:text-properties style:font-name="Arial" fo:font-size="10pt" fo:font-weight="normal" officeooo:rsid="00e4ce4f" style:font-size-asian="10pt" style:font-weight-asian="normal" style:font-size-complex="10pt" style:font-weight-complex="normal"/>
    </style:style>
    <style:style style:name="T103" style:family="text">
      <style:text-properties style:font-name="Arial" fo:font-size="10pt" fo:font-weight="normal" officeooo:rsid="00e680e2" style:font-size-asian="10pt" style:font-weight-asian="normal" style:font-size-complex="10pt" style:font-weight-complex="normal"/>
    </style:style>
    <style:style style:name="T104" style:family="text">
      <style:text-properties style:font-name="Arial" fo:font-size="10pt" fo:font-weight="normal" officeooo:rsid="00e7bf39" style:font-size-asian="10pt" style:font-weight-asian="normal" style:font-size-complex="10pt" style:font-weight-complex="normal"/>
    </style:style>
    <style:style style:name="T105" style:family="text">
      <style:text-properties style:font-name="Arial" fo:font-size="10pt" fo:font-weight="normal" officeooo:rsid="00eac78c" style:font-size-asian="10pt" style:font-weight-asian="normal" style:font-size-complex="10pt" style:font-weight-complex="normal"/>
    </style:style>
    <style:style style:name="T106" style:family="text">
      <style:text-properties style:font-name="Arial" fo:font-size="10pt" fo:font-weight="normal" officeooo:rsid="00eb29d3" style:font-size-asian="10pt" style:font-weight-asian="normal" style:font-size-complex="10pt" style:font-weight-complex="normal"/>
    </style:style>
    <style:style style:name="T107" style:family="text">
      <style:text-properties style:font-name="Arial" fo:font-size="10pt" fo:font-weight="normal" officeooo:rsid="00ecc189" style:font-size-asian="10pt" style:font-weight-asian="normal" style:font-size-complex="10pt" style:font-weight-complex="normal"/>
    </style:style>
    <style:style style:name="T108" style:family="text">
      <style:text-properties style:font-name="Arial" fo:font-size="10pt" fo:font-weight="normal" officeooo:rsid="00fc6fae" style:font-size-asian="10pt" style:font-weight-asian="normal" style:font-size-complex="10pt" style:font-weight-complex="normal"/>
    </style:style>
    <style:style style:name="T109" style:family="text">
      <style:text-properties style:font-name="Arial" fo:font-size="10pt" fo:font-weight="normal" officeooo:rsid="00fd1711" style:font-size-asian="10pt" style:font-weight-asian="normal" style:font-size-complex="10pt" style:font-weight-complex="normal"/>
    </style:style>
    <style:style style:name="T110" style:family="text">
      <style:text-properties style:font-name="Arial" fo:font-size="10pt" fo:font-weight="normal" officeooo:rsid="00fd7f3a" style:font-size-asian="10pt" style:font-weight-asian="normal" style:font-size-complex="10pt" style:font-weight-complex="normal"/>
    </style:style>
    <style:style style:name="T111" style:family="text">
      <style:text-properties style:font-name="Arial" fo:font-size="10pt" fo:font-weight="normal" officeooo:rsid="0100ed64" style:font-size-asian="10pt" style:font-weight-asian="normal" style:font-size-complex="10pt" style:font-weight-complex="normal"/>
    </style:style>
    <style:style style:name="T112" style:family="text">
      <style:text-properties style:font-name="Arial" fo:font-size="10pt" fo:font-weight="normal" officeooo:rsid="01012003" style:font-size-asian="10pt" style:font-weight-asian="normal" style:font-size-complex="10pt" style:font-weight-complex="normal"/>
    </style:style>
    <style:style style:name="T113" style:family="text">
      <style:text-properties style:font-name="Arial" fo:font-size="10pt" fo:font-weight="normal" officeooo:rsid="0102fe45" style:font-size-asian="10pt" style:font-weight-asian="normal" style:font-size-complex="10pt" style:font-weight-complex="normal"/>
    </style:style>
    <style:style style:name="T114" style:family="text">
      <style:text-properties style:font-name="Arial" fo:font-size="10pt" fo:font-weight="normal" officeooo:rsid="0103362f" style:font-size-asian="10pt" style:font-weight-asian="normal" style:font-size-complex="10pt" style:font-weight-complex="normal"/>
    </style:style>
    <style:style style:name="T115" style:family="text">
      <style:text-properties style:font-name="Arial" fo:font-size="10pt" fo:font-weight="normal" officeooo:rsid="0103798b" style:font-size-asian="10pt" style:font-weight-asian="normal" style:font-size-complex="10pt" style:font-weight-complex="normal"/>
    </style:style>
    <style:style style:name="T116" style:family="text">
      <style:text-properties style:font-name="Arial" fo:font-size="10pt" fo:font-weight="normal" officeooo:rsid="01065566" style:font-size-asian="10pt" style:font-weight-asian="normal" style:font-size-complex="10pt" style:font-weight-complex="normal"/>
    </style:style>
    <style:style style:name="T117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18" style:family="text">
      <style:text-properties style:font-name="Arial" fo:font-size="10pt" fo:font-weight="bold" officeooo:rsid="00670ab2" style:font-size-asian="10pt" style:font-weight-asian="bold" style:font-size-complex="10pt" style:font-weight-complex="bold"/>
    </style:style>
    <style:style style:name="T119" style:family="text">
      <style:text-properties style:font-name="Arial" fo:font-size="10pt" fo:font-weight="bold" officeooo:rsid="006f4824" style:font-size-asian="10pt" style:font-weight-asian="bold" style:font-size-complex="10pt" style:font-weight-complex="bold"/>
    </style:style>
    <style:style style:name="T120" style:family="text">
      <style:text-properties style:font-name="Arial" fo:font-size="10pt" fo:font-weight="bold" officeooo:rsid="006f5f60" style:font-size-asian="10pt" style:font-weight-asian="bold" style:font-size-complex="10pt" style:font-weight-complex="bold"/>
    </style:style>
    <style:style style:name="T121" style:family="text">
      <style:text-properties style:font-name="Arial" fo:font-size="10pt" fo:font-weight="bold" officeooo:rsid="00a49153" style:font-size-asian="10pt" style:font-weight-asian="bold" style:font-size-complex="10pt" style:font-weight-complex="bold"/>
    </style:style>
    <style:style style:name="T122" style:family="text">
      <style:text-properties style:font-name="Arial" fo:font-size="10pt" fo:font-weight="bold" officeooo:rsid="00a8bca4" style:font-size-asian="10pt" style:font-weight-asian="bold" style:font-size-complex="10pt" style:font-weight-complex="bold"/>
    </style:style>
    <style:style style:name="T123" style:family="text">
      <style:text-properties style:font-name="Arial" fo:font-size="10pt" fo:font-weight="bold" officeooo:rsid="00adbc9a" style:font-size-asian="10pt" style:font-weight-asian="bold" style:font-size-complex="10pt" style:font-weight-complex="bold"/>
    </style:style>
    <style:style style:name="T124" style:family="text">
      <style:text-properties style:font-name="Arial" fo:font-size="10pt" fo:font-weight="bold" officeooo:rsid="00b0c587" style:font-size-asian="10pt" style:font-weight-asian="bold" style:font-size-complex="10pt" style:font-weight-complex="bold"/>
    </style:style>
    <style:style style:name="T125" style:family="text">
      <style:text-properties style:font-name="Arial" fo:font-size="10pt" fo:font-weight="bold" officeooo:rsid="00b360b5" style:font-size-asian="10pt" style:font-weight-asian="bold" style:font-size-complex="10pt" style:font-weight-complex="bold"/>
    </style:style>
    <style:style style:name="T126" style:family="text">
      <style:text-properties style:font-name="Arial" fo:font-size="10pt" fo:font-weight="bold" officeooo:rsid="00b8f8f0" style:font-size-asian="10pt" style:font-weight-asian="bold" style:font-size-complex="10pt" style:font-weight-complex="bold"/>
    </style:style>
    <style:style style:name="T127" style:family="text">
      <style:text-properties style:font-name="Arial" fo:font-size="10pt" fo:font-weight="bold" officeooo:rsid="00bb32c8" style:font-size-asian="10pt" style:font-weight-asian="bold" style:font-size-complex="10pt" style:font-weight-complex="bold"/>
    </style:style>
    <style:style style:name="T128" style:family="text">
      <style:text-properties style:font-name="Arial" fo:font-size="10pt" fo:font-weight="bold" officeooo:rsid="00bcb4fa" style:font-size-asian="10pt" style:font-weight-asian="bold" style:font-size-complex="10pt" style:font-weight-complex="bold"/>
    </style:style>
    <style:style style:name="T129" style:family="text">
      <style:text-properties style:font-name="Arial" fo:font-size="10pt" fo:font-weight="bold" officeooo:rsid="00c28d16" style:font-size-asian="10pt" style:font-weight-asian="bold" style:font-size-complex="10pt" style:font-weight-complex="bold"/>
    </style:style>
    <style:style style:name="T130" style:family="text">
      <style:text-properties style:font-name="Arial" fo:font-size="10pt" fo:font-weight="bold" officeooo:rsid="00c0d1f3" style:font-size-asian="10pt" style:font-weight-asian="bold" style:font-size-complex="10pt" style:font-weight-complex="bold"/>
    </style:style>
    <style:style style:name="T131" style:family="text">
      <style:text-properties style:font-name="Arial" fo:font-size="10pt" fo:font-weight="bold" officeooo:rsid="00f0810e" style:font-size-asian="10pt" style:font-weight-asian="bold" style:font-size-complex="10pt" style:font-weight-complex="bold"/>
    </style:style>
    <style:style style:name="T132" style:family="text">
      <style:text-properties style:font-name="Arial" fo:font-size="10pt" fo:font-weight="bold" officeooo:rsid="00f8ddad" style:font-size-asian="10pt" style:font-weight-asian="bold" style:font-size-complex="10pt" style:font-weight-complex="bold"/>
    </style:style>
    <style:style style:name="T133" style:family="text">
      <style:text-properties style:font-name="Arial" fo:font-size="10pt" style:font-size-asian="10pt" style:font-size-complex="10pt"/>
    </style:style>
    <style:style style:name="T134" style:family="text">
      <style:text-properties style:font-name="Arial" fo:font-size="10pt" officeooo:rsid="006cafd7" style:font-size-asian="10pt" style:font-size-complex="10pt"/>
    </style:style>
    <style:style style:name="T135" style:family="text">
      <style:text-properties style:font-name="Arial" fo:font-size="10pt" officeooo:rsid="006f748e" style:font-size-asian="10pt" style:font-size-complex="10pt"/>
    </style:style>
    <style:style style:name="T136" style:family="text">
      <style:text-properties style:font-name="Arial" fo:font-size="10pt" officeooo:rsid="0073ad69" style:font-size-asian="10pt" style:font-size-complex="10pt"/>
    </style:style>
    <style:style style:name="T137" style:family="text">
      <style:text-properties style:font-name="Arial" fo:font-size="10pt" officeooo:rsid="007946fb" style:font-size-asian="10pt" style:font-size-complex="10pt"/>
    </style:style>
    <style:style style:name="T138" style:family="text">
      <style:text-properties style:font-name="Arial" fo:font-size="10pt" officeooo:rsid="007b1639" style:font-size-asian="10pt" style:font-size-complex="10pt"/>
    </style:style>
    <style:style style:name="T139" style:family="text">
      <style:text-properties style:font-name="Arial" fo:font-size="10pt" officeooo:rsid="007fbf3e" style:font-size-asian="10pt" style:font-size-complex="10pt"/>
    </style:style>
    <style:style style:name="T140" style:family="text">
      <style:text-properties style:font-name="Arial" fo:font-size="10pt" officeooo:rsid="0082e901" style:font-size-asian="10pt" style:font-size-complex="10pt"/>
    </style:style>
    <style:style style:name="T141" style:family="text">
      <style:text-properties style:font-name="Arial" fo:font-size="10pt" officeooo:rsid="00917663" style:font-size-asian="10pt" style:font-size-complex="10pt"/>
    </style:style>
    <style:style style:name="T142" style:family="text">
      <style:text-properties style:font-name="Arial" fo:font-size="10pt" officeooo:rsid="0097a090" style:font-size-asian="10pt" style:font-size-complex="10pt"/>
    </style:style>
    <style:style style:name="T143" style:family="text">
      <style:text-properties style:font-name="Arial" fo:font-size="10pt" officeooo:rsid="009c775e" style:font-size-asian="10pt" style:font-size-complex="10pt"/>
    </style:style>
    <style:style style:name="T144" style:family="text">
      <style:text-properties style:font-name="Arial" fo:font-size="10pt" officeooo:rsid="00a5e94c" style:font-size-asian="10pt" style:font-size-complex="10pt"/>
    </style:style>
    <style:style style:name="T145" style:family="text">
      <style:text-properties style:font-name="Arial" fo:font-size="10pt" officeooo:rsid="00b0d667" style:font-size-asian="10pt" style:font-size-complex="10pt"/>
    </style:style>
    <style:style style:name="T146" style:family="text">
      <style:text-properties style:font-name="Arial" fo:font-size="10pt" officeooo:rsid="00b360b5" style:font-size-asian="10pt" style:font-size-complex="10pt"/>
    </style:style>
    <style:style style:name="T147" style:family="text">
      <style:text-properties style:font-name="Arial" fo:font-size="10pt" officeooo:rsid="00b45c33" style:font-size-asian="10pt" style:font-size-complex="10pt"/>
    </style:style>
    <style:style style:name="T148" style:family="text">
      <style:text-properties style:font-name="Arial" fo:font-size="10pt" officeooo:rsid="00b5f9d2" style:font-size-asian="10pt" style:font-size-complex="10pt"/>
    </style:style>
    <style:style style:name="T149" style:family="text">
      <style:text-properties style:font-name="Arial" fo:font-size="10pt" officeooo:rsid="00b7ec2f" style:font-size-asian="10pt" style:font-size-complex="10pt"/>
    </style:style>
    <style:style style:name="T150" style:family="text">
      <style:text-properties style:font-name="Arial" fo:font-size="10pt" officeooo:rsid="00a9cce8" style:font-size-asian="10pt" style:font-size-complex="10pt"/>
    </style:style>
    <style:style style:name="T151" style:family="text">
      <style:text-properties style:font-name="Arial" fo:font-size="10pt" officeooo:rsid="00b8f8f0" style:font-size-asian="10pt" style:font-size-complex="10pt"/>
    </style:style>
    <style:style style:name="T152" style:family="text">
      <style:text-properties style:font-name="Arial" fo:font-size="10pt" officeooo:rsid="00ba2d74" style:font-size-asian="10pt" style:font-size-complex="10pt"/>
    </style:style>
    <style:style style:name="T153" style:family="text">
      <style:text-properties style:font-name="Arial" fo:font-size="10pt" officeooo:rsid="00bcb4fa" style:font-size-asian="10pt" style:font-size-complex="10pt"/>
    </style:style>
    <style:style style:name="T154" style:family="text">
      <style:text-properties style:font-name="Arial" fo:font-size="10pt" officeooo:rsid="00bef815" style:font-size-asian="10pt" style:font-size-complex="10pt"/>
    </style:style>
    <style:style style:name="T155" style:family="text">
      <style:text-properties style:font-name="Arial" fo:font-size="10pt" officeooo:rsid="00c0d1f3" style:font-size-asian="10pt" style:font-size-complex="10pt"/>
    </style:style>
    <style:style style:name="T156" style:family="text">
      <style:text-properties style:font-name="Arial" fo:font-size="10pt" officeooo:rsid="00c3c8ea" style:font-size-asian="10pt" style:font-size-complex="10pt"/>
    </style:style>
    <style:style style:name="T157" style:family="text">
      <style:text-properties style:font-name="Arial" fo:font-size="10pt" officeooo:rsid="00cf2466" style:font-size-asian="10pt" style:font-size-complex="10pt"/>
    </style:style>
    <style:style style:name="T158" style:family="text">
      <style:text-properties style:font-name="Arial" fo:font-size="10pt" officeooo:rsid="00ee25fb" style:font-size-asian="10pt" style:font-size-complex="10pt"/>
    </style:style>
    <style:style style:name="T159" style:family="text">
      <style:text-properties style:font-name="Arial" fo:font-size="10pt" officeooo:rsid="00f0810e" style:font-size-asian="10pt" style:font-size-complex="10pt"/>
    </style:style>
    <style:style style:name="T160" style:family="text">
      <style:text-properties style:font-name="Arial" fo:font-size="10pt" officeooo:rsid="00f3c888" style:font-size-asian="10pt" style:font-size-complex="10pt"/>
    </style:style>
    <style:style style:name="T161" style:family="text">
      <style:text-properties style:font-name="Arial" fo:font-size="10pt" officeooo:rsid="00f43b6a" style:font-size-asian="10pt" style:font-size-complex="10pt"/>
    </style:style>
    <style:style style:name="T162" style:family="text">
      <style:text-properties style:font-name="Arial" fo:font-size="10pt" officeooo:rsid="00f53120" style:font-size-asian="10pt" style:font-size-complex="10pt"/>
    </style:style>
    <style:style style:name="T163" style:family="text">
      <style:text-properties style:font-name="Arial" fo:font-size="10pt" officeooo:rsid="00f6c01b" style:font-size-asian="10pt" style:font-size-complex="10pt"/>
    </style:style>
    <style:style style:name="T164" style:family="text">
      <style:text-properties style:font-name="Arial" fo:font-size="10pt" officeooo:rsid="00f8ddad" style:font-size-asian="10pt" style:font-size-complex="10pt"/>
    </style:style>
    <style:style style:name="T165" style:family="text">
      <style:text-properties style:font-name="Arial" fo:font-size="10pt" officeooo:rsid="0104c46f" style:font-size-asian="10pt" style:font-size-complex="10pt"/>
    </style:style>
    <style:style style:name="T166" style:family="text">
      <style:text-properties officeooo:rsid="00f94640"/>
    </style:style>
    <style:style style:name="T167" style:family="text">
      <style:text-properties officeooo:rsid="00f96bab"/>
    </style:style>
    <style:style style:name="T168" style:family="text">
      <style:text-properties officeooo:rsid="00fa2bab"/>
    </style:style>
    <style:style style:name="T169" style:family="text">
      <style:text-properties officeooo:rsid="01073b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ESSMAN, Roger. Engenharia de Software, <text:s/>uma abordagem profissional.</text:p>
      <text:p text:style-name="P7"/>
      <text:p text:style-name="P8"><text:span text:style-name="T3">Prefácio:</text:span><text:span text:style-name="T1"> Nos últimos 30 anos houve mudança no grau de importância (ou ao menos no grau do que se considera importante), nos cargos relativos à tecnologia. De programador, se prefere atingir o de engenherio de software: adoção de práticas de engenhadria (métodos), modelos de processo e ferramentas de software na construção do software.</text:span></text:p>
      <text:p text:style-name="P1"/>
      <text:p text:style-name="P1">=&gt; Autor aponta que profissionais da area técnica reconhecem a necessidade de abordagem mais disciplinada para software. Porém, ainda se discute muito sobre como esta disciplina deve ser aplicada.</text:p>
      <text:p text:style-name="P1"/>
      <text:p text:style-name="P2">=&gt; É comum no desenvolvimento de software:</text:p>
      <text:list xml:id="list5845205487895895803" text:style-name="L1">
        <text:list-item>
          <text:p text:style-name="P40">Desenvolvimento de foram desordenada</text:p>
        </text:list-item>
        <text:list-item>
          <text:p text:style-name="P40">Não ciência dos métodos mais modernos</text:p>
        </text:list-item>
        <text:list-item>
          <text:p text:style-name="P40">Consequência: qualidade afetada</text:p>
        </text:list-item>
      </text:list>
      <text:p text:style-name="P3"/>
      <text:p text:style-name="P9">=&gt; Discussão e controvérsia sobre a real natureza da abordagem da Engenharia de Software.</text:p>
      <text:p text:style-name="P9"/>
      <text:p text:style-name="P4">=&gt; Divisão do livro: </text:p>
      <text:list xml:id="list2151794969502468728" text:style-name="L2">
        <text:list-item>
          <text:p text:style-name="P41">Parte 1: O processo</text:p>
          <text:list>
            <text:list-item>
              <text:p text:style-name="P41">Visões diferentes de processo de software.</text:p>
            </text:list-item>
          </text:list>
        </text:list-item>
        <text:list-item>
          <text:p text:style-name="P42">Parte 2: Modeloagem</text:p>
          <text:list>
            <text:list-item>
              <text:p text:style-name="P43">Métodos de projeto e análise (orientação a objeto, UML, padrões e WEB).</text:p>
            </text:list-item>
          </text:list>
        </text:list-item>
        <text:list-item>
          <text:p text:style-name="P44">Parte 3: Gestão da qualidade</text:p>
          <text:list>
            <text:list-item>
              <text:p text:style-name="P44">Conceitos, procesimentos, técnicas e métidos para aferir a qualidade do software.</text:p>
            </text:list-item>
          </text:list>
        </text:list-item>
        <text:list-item>
          <text:p text:style-name="P45">Parte 4: Gerenciamento de projeto </text:p>
          <text:list>
            <text:list-item>
              <text:p text:style-name="P45">Planejamento, gerenciamento e controle de projetos de software.</text:p>
            </text:list-item>
          </text:list>
        </text:list-item>
        <text:list-item>
          <text:p text:style-name="P46">Parte 5: Aperfeiçamento de processo e tendências da engenharia de software.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2"><text:soft-page-break/>Capítulo 01: Engenharia de software</text:p>
      <text:p text:style-name="P10"/>
      <text:p text:style-name="P6">p.29 – Tendência da envolução de software é a de ser acessado em computadores domésticos, porém distribuido pela internet e resi<text:span text:style-name="T166">d</text:span>ente em servidores distantes.</text:p>
      <text:p text:style-name="P23"/>
      <text:p text:style-name="P24"><text:span text:style-name="T15">=&gt; </text:span><text:span text:style-name="T14">Software de computador:</text:span></text:p>
      <text:list xml:id="list933329264752489792" text:style-name="L3">
        <text:list-item>
          <text:p text:style-name="P47">O que é? Produto desenvolvido pro profissionais da computação e que por eles é dado suporte a longo prazo. Abrange: programa (diferentes arquiteturas) conteúdos (apresentados ao operador) e informações.</text:p>
        </text:list-item>
      </text:list>
      <text:p text:style-name="P17"/>
      <text:p text:style-name="P18"><text:span text:style-name="T16">=&gt; </text:span><text:span text:style-name="T4">Engenharia de software:</text:span></text:p>
      <text:list xml:id="list8314680422195638038" text:style-name="L4">
        <text:list-item>
          <text:p text:style-name="P48">O que é? Abrange um conjunto de métodos, práticas e ferramentas para os profisisoanis produzirem software de alta qualidade. </text:p>
        </text:list-item>
        <text:list-item>
          <text:p text:style-name="P49">Quem realiza? Engenheiros de software criam e dão suporte ao software, que é utilizados por grande quantidade de pessoas do mundo industrializado.</text:p>
        </text:list-item>
        <text:list-item>
          <text:p text:style-name="P50">Importância: afeta nossa vida em vários níveis, além de e<text:span text:style-name="T167">s</text:span>tar incorporado ao comércio, cultura e atividades cotidianas. Enghenharia de software é importante para capacitar o profissional em desenvolver software dentro do prazo e com alta qualidade. Aplicação de processo adaptável e ágil para resultado com melhor qualidade.</text:p>
        </text:list-item>
      </text:list>
      <text:p text:style-name="P19"/>
      <text:p text:style-name="P11">p.30 – Preocupação em um projeto de software: diferentes versoes do mesmo sistema em clientes diferentes. Objetivo: todos os clientes tenham a mesma versao, e a mais atualizada. A aplicação da E.S. deve ser feita rapidamente, porem, deve-se escolher entre três possibilidades: 1) desenvolver mais rápido, 2) desenvolver com mais assertividade ou 3) desenvolver de maneira mais barata. É permitido ao gerente e à equipe escolherem apenas duas opções. </text:p>
      <text:p text:style-name="P20"><text:tab/>Software é a tecnologia mais importante no cenário mundial: <text:span text:style-name="T17">indispensável nos negocios, ciências e engenharia. Viabiliza novas tecnologias (engenharia genética, por exemplo), extende as já criadas (telecomunicações) e muda as mais antigas (indústria gráfica). Uma vasta rede (internet) evoluiu e modificou tudo. Incoporação de software em sistemas das mais diferentes áreas: transporte, medicina, telecom, militar, industrial, entretenimento, escritório, etc. </text:span></text:p>
      <text:p text:style-name="P20"><text:tab/><text:span text:style-name="T19">A </text:span><text:span text:style-name="T7">l</text:span><text:span text:style-name="T5">ei das consequências não intencionais </text:span><text:span text:style-name="T18">(efeitos que não são capazes de serem previstos) se aplica em muitos lugares no projeto de software. </text:span><text:span text:style-name="T6">A realização da manutenção (correção, adaptação e amplicação) absorve mais recursos que todo o esforço aplicado na criação de um software</text:span><text:span text:style-name="T18">. O aumento da importância do software leva especialistas a criar tecnologias para campos de aplicação específicos (implantaçã – infra, tecnologia, SO, etc). </text:span></text:p>
      <text:p text:style-name="P13"/>
      <text:p text:style-name="P13"><text:span text:style-name="T24">p</text:span>.31 – <text:span text:style-name="T8">Natureza do software: </text:span><text:span text:style-name="T20">Software possui duplo papel: é um produto e é um veículo para distribuir outro(s) produto(s). </text:span><text:span text:style-name="T9">Como produto</text:span><text:span text:style-name="T21">, explora o potencial computacional representado pelo hardware ou rede de computadores e é acessado por uma rede local. É um transformador de informações (produz, gerencia, adquire, modifica, exibe, transmite informação). </text:span><text:span text:style-name="T10">Como veículo para distribuir um produto</text:span><text:span text:style-name="T22">, é a base para controle do computador, comunicações, etc, para outros programas. Software distribui o produto (mercadoria) mais valioso de nossa era: a informação. São as transformações dos dados pessoais para retornarem úteis num certo contexto, para uma tomada de decisão, por exemplo. Contudo, o alto grau de evolução (complexidade) que o software obteve nos últimos cinquenta anos trouxe também alto grau de problemas para quem o desenvolve. Industria de software é altamente dominante no mundo contemporâneo / industrializado. </text:span></text:p>
      <text:p text:style-name="P14"><text:tab/><text:span text:style-name="T23">No âmbito da equipe, paulatinamente foi se substituindo o programador solitário por equipes especializadas em software. Mesmo assim, algumas questões permanecem:</text:span></text:p>
      <text:p text:style-name="P14"/>
      <text:list xml:id="list6695069907059840917" text:style-name="L5">
        <text:list-item>
          <text:list>
            <text:list-item>
              <text:p text:style-name="P51">Por que concluir software demora?</text:p>
            </text:list-item>
            <text:list-item>
              <text:p text:style-name="P51">Por que <text:span text:style-name="T168">o</text:span>s custos são tão altos?</text:p>
            </text:list-item>
            <text:list-item>
              <text:p text:style-name="P51">Por que todos os erros não são encontrados antes da entrega?</text:p>
            </text:list-item>
            <text:list-item>
              <text:p text:style-name="P52">Por que se gasta tempo e esforço mantendo programas existentes?</text:p>
            </text:list-item>
            <text:list-item>
              <text:p text:style-name="P52">Por que existem dificuldades em medir progresso enquanto o software é desevolvido e mantido?</text:p>
            </text:list-item>
          </text:list>
        </text:list-item>
      </text:list>
      <text:p text:style-name="P12"/>
      <text:p text:style-name="P12">p.32 – <text:span text:style-name="T11">Software. </text:span><text:span text:style-name="T25">Para comprender uma melhor definição de software, é primordial entender as caracteristicas que tornam o software diferente de outras obras dos seres humanos: </text:span><text:span text:style-name="T12">software é um elemento mais lógico do que pertencente a um sistema físico. </text:span></text:p>
      <text:list xml:id="list5585738423584874034" text:style-name="L6">
        <text:list-item>
          <text:p text:style-name="P53"><text:span text:style-name="T26">Q</text:span>uestão do desenvolvimento:<text:span text:style-name="T2"> </text:span><text:span text:style-name="T13">Software é desenvolvido por processos de engenharia, e não por um processo fabril clássico. </text:span><text:span text:style-name="T27">No desenvolvimento de hardware e software, um bom projeto provavelmente vai significar um produto final com qualidade. Porém, o relacionamento entre as </text:span><text:soft-page-break/><text:span text:style-name="T27">pessoes envolvidas e o trabalho realizado é diferente entre os dois projetos. Apesar de ambos objetivarem a criação de um produto, o custo do software se concentra no processo de engenharia: processos de software não podem ser geridos como projetos de fabricação de um produto normal. </text:span></text:p>
        </text:list-item>
      </text:list>
      <text:p text:style-name="P15"/>
      <text:p text:style-name="P16">p.33 - </text:p>
      <text:list xml:id="list2907940653123001134" text:style-name="L7">
        <text:list-item>
          <text:p text:style-name="P79"><text:span text:style-name="T29">S</text:span><text:span text:style-name="T28">oftware não se desgasta: </text:span><text:span text:style-name="T30">hardware gera muitos erros no início de sua fabriação (defeitos de projeto), e depois entra em estabilidade, voltando a apresentar erro quando começa a se desgastar </text:span><text:span text:style-name="T31">(peças, componentes, poeira, vibrações, questões ambientes, etc). </text:span><text:span text:style-name="T32">Já o software não sofre tais m</text:span><text:span text:style-name="T33">ales ambientais. </text:span><text:span text:style-name="T34">Porém, os erros são encontrados no co</text:span><text:span text:style-name="T108">m</text:span><text:span text:style-name="T34">eço (defeitos n</text:span><text:span text:style-name="T109">ã</text:span><text:span text:style-name="T110">o</text:span><text:span text:style-name="T34"> descobertos pela equipe). Estes serão corrigidos, mas os erros continuarão a ser encontrados, demonstrando que o </text:span><text:span text:style-name="T118">software não desgasta, mas se deteriora</text:span><text:span text:style-name="T34">. </text:span><text:span text:style-name="T35">As constantes alteações tornam o software mais suscetível a defeitos: deterioração devido as alterações. No hardware, a peça com problema é reposta. Nos software, não existe reposição. Defeito indica erro no projeto e/ou no processo onde o projeto foi traduzido em código de máquina. </text:span></text:p>
        </text:list-item>
      </text:list>
      <text:p text:style-name="P38"><text:span text:style-name="T35">p.</text:span><text:span text:style-name="T28">34/</text:span><text:span text:style-name="T59">35</text:span><text:span text:style-name="T28"> -</text:span></text:p>
      <text:list xml:id="list5812422087456025670" text:style-name="L8">
        <text:list-item>
          <text:p text:style-name="P80"><text:span text:style-name="T28">A tendência caminha para o desenvolvimento com base em componentes, mas a maioria dos softwares </text:span><text:span text:style-name="T111">é</text:span><text:span text:style-name="T28"> construída de forma personalizada (sob encomenda). Para hardware, a padronização de componentes é uma realidade implícita e sua reutilização é tácita </text:span><text:span text:style-name="T36">(parafusos padronizados, circuitos integrados, etc) </text:span><text:span text:style-name="T37">No software, a utilização e reutilização de componentes é algo relativamente novo. </text:span><text:span text:style-name="T38">Componentes em software são projetados e implementados para serem reutilizados em programas diferentes. </text:span><text:span text:style-name="T39">Componentes <text:s/>modernos encapsulam dados e o processamento aplicado a eles, permitindo a criação de novas aplicações das partes reutilizáveis.</text:span></text:p>
        </text:list-item>
      </text:list>
      <text:p text:style-name="P21"/>
      <text:p text:style-name="P29"><text:span text:style-name="T134">A</text:span><text:span text:style-name="T133">plicações de software:</text:span><text:span text:style-name="T28"> </text:span></text:p>
      <text:list xml:id="list5561416925068422389" text:style-name="L9">
        <text:list-item>
          <text:p text:style-name="P81"><text:span text:style-name="T119">Software de sistema</text:span><text:span text:style-name="T40">: prog</text:span><text:span text:style-name="T112">r</text:span><text:span text:style-name="T40">amas para atender outros programas. Podem ser </text:span><text:span text:style-name="T119">determinados</text:span><text:span text:style-name="T40"> (quando timing de entrada, processamento e saída forem previsíveis) </text:span><text:span text:style-name="T41">ou </text:span><text:span text:style-name="T120">indeterminados </text:span><text:span text:style-name="T41">(</text:span><text:span text:style-name="T40">timing de entrada, processamento e saída forem imprevisíveis). </text:span><text:span text:style-name="T42">Ex.: editor de texto, gerenciador de arquivos, drivers. Demonstram pesada interação com hardware. </text:span></text:p>
        </text:list-item>
        <text:list-item>
          <text:p text:style-name="P84"><text:span text:style-name="T135">S</text:span><text:span text:style-name="T133">oftware de apliação</text:span><text:span text:style-name="T28">: </text:span><text:span text:style-name="T43">programas para solucionar necessidade específica de negócio, processamento de dados para operações comerciais, tomadas de decisão. </text:span><text:span text:style-name="T44">Ex.: controle de processos de fabricação, processamento de pontos de vendas, etc.</text:span></text:p>
        </text:list-item>
        <text:list-item>
          <text:p text:style-name="P85"><text:span text:style-name="T136">S</text:span><text:span text:style-name="T133">oftware científico / engenharia</text:span><text:span text:style-name="T28">: </text:span><text:span text:style-name="T45">algoritmos de números pesados, compelxos. Aplicações de que vão da astronomia à vulcanologia </text:span><text:span text:style-name="T46">e dinâmica orbital </text:span><text:span text:style-name="T47">de ônibus espacial. </text:span></text:p>
        </text:list-item>
        <text:list-item>
          <text:p text:style-name="P85"><text:span text:style-name="T137">Softwares embutidos</text:span><text:span text:style-name="T45">: </text:span><text:span text:style-name="T48">softwares residentes em um outro produto, ou em outros sitemas. Ex.: relógio do microondas, sistema de freios de um carro, computador de bordo de carro, etc.</text:span></text:p>
        </text:list-item>
        <text:list-item>
          <text:p text:style-name="P86"><text:span text:style-name="T138">S</text:span><text:span text:style-name="T133">oftware para linha de produto</text:span><text:span text:style-name="T28">: </text:span><text:span text:style-name="T49">prove capacidade especifica de utilização por muitos clientes dife</text:span><text:span text:style-name="T50">rentes</text:span><text:span text:style-name="T49"> e para um mercado limitado ou mercado de consum</text:span><text:span text:style-name="T113">o</text:span><text:span text:style-name="T49"> em massa. </text:span><text:span text:style-name="T51">Ex.: Planilhas eletrônicas, gerenciamento de banco de dados, etc.</text:span></text:p>
        </text:list-item>
        <text:list-item>
          <text:p text:style-name="P87"><text:span text:style-name="T139">A</text:span><text:span text:style-name="T133">plicação Web: </text:span><text:span text:style-name="T28">Conjunto de arquivos hypertexto que se conectam e apresentam informações por texto e gráfico. </text:span><text:span text:style-name="T52">Com a Web 2.0, se tornaram sofisticados ambientes computacionais que apresentam recursos especializados, funções e conteúdos para o usuário final, bem como integração com banco de dados corporativos e aplicações comerciais.</text:span></text:p>
        </text:list-item>
        <text:list-item>
          <text:p text:style-name="P88"><text:span text:style-name="T140">S</text:span><text:span text:style-name="T133">oftware para inteligência artifical: </text:span><text:span text:style-name="T53">uso de algoritmos não numéricos para resolução de problemas complexos: robótica, reconhecimentos de padrões, redes neurais, etc..</text:span></text:p>
        </text:list-item>
      </text:list>
      <text:p text:style-name="P54"/>
      <text:p text:style-name="P55"><text:tab/>O jovem <text:s/>engenheiro de software também vai trabalhar em sistemas legados com as características acima, apesar da existencia de novos sistemas. Espera-se que o legado da geração atual facilite o trabalho dos engenheiros do futuro, já que atualmente o acesso a tecnicas e metodos da engenharia de software é mais facilitado. </text:p>
      <text:p text:style-name="P56"><text:tab/>Novos desafios: </text:p>
      <text:list xml:id="list8173225845700884910" text:style-name="L10">
        <text:list-item>
          <text:p text:style-name="P57">Computação mundial aberta: contrução de aplicativos que se comuniquem através de extensas redes.</text:p>
        </text:list-item>
        <text:list-item>
          <text:p text:style-name="P89"><text:span text:style-name="T28">Netsourcing: </text:span><text:span text:style-name="T54">criar aplicativos simples que visem usuários finais no ambito do mercado mundial.</text:span></text:p>
        </text:list-item>
        <text:list-item>
          <text:p text:style-name="P90"><text:span text:style-name="T54">S</text:span><text:span text:style-name="T28">oftware aberto: </text:span><text:span text:style-name="T55">distribuição de código fonte para aplicativo de sistemas (SO, BD) onde muitos possam contribuir com o desenvolvimento. </text:span></text:p>
        </text:list-item>
      </text:list>
      <text:p text:style-name="P58"/>
      <text:p text:style-name="P25"><text:span text:style-name="T56">Desafio da engenharia de software é </text:span><text:span text:style-name="T57">possibilitar </text:span><text:span text:style-name="T56">a construção de um código fonte auto-descritivo, além de desenvolver técnicas para que clientes e desenvolvedores saibam quais alterações foram feitas e como se manifestam dentro do software. </text:span><text:span text:style-name="T58">Todos estes desafios obedecem a lei das consequências não intencionais, mas os engenheiros de software podem pensar em processos que sejam ágeis e adaptáveis para assimilação melhor das mudanças de tecnologia. </text:span></text:p>
      <text:p text:style-name="P59"/>
      <text:p text:style-name="P26"><text:soft-page-break/><text:span text:style-name="T58">p.</text:span><text:span text:style-name="T28">36 – </text:span><text:span text:style-name="T141">Software legado: </text:span><text:span text:style-name="T60">sistemas produzidos décadas atrás e que são modificados para adequação a mudanças das regras de negócio </text:span><text:span text:style-name="T61">e plataformas computacionais. </text:span><text:span text:style-name="T62">Causam dor de cabeça pelo custo da manutenção. Software legado representa longevidade e criticidade das regras de negócio, além da baixa qualidade. </text:span><text:span text:style-name="T63">Isso do ponto de vista da engenharia de software como entendida modernamente, pois na época em que o sistema foi implantado, a probabilidade é que não existiam critérios para auferir e gerar qualidade para o sistema. </text:span></text:p>
      <text:p text:style-name="P26"><text:span text:style-name="T63"><text:tab/></text:span><text:span text:style-name="T64">Características do legado: projetos não expansíveis, código intrincado, pobre documentação, resultado da execução dos testes nunca arquivado, </text:span><text:span text:style-name="T65">histórico de modificações mal arquivado. </text:span><text:span text:style-name="T142">O que fazer? </text:span></text:p>
      <text:list xml:id="list2530745889810838958" text:style-name="L11">
        <text:list-item>
          <text:p text:style-name="P91"><text:span text:style-name="T142">N</text:span><text:span text:style-name="T133">ão faça nada! </text:span><text:span text:style-name="T66">De acordo com o ditado, time que se ganha não se mexe. </text:span><text:span text:style-name="T67">Se o software não está quebrado, e está realizando o que deve, não precisa de conserto. </text:span></text:p>
        </text:list-item>
        <text:list-item>
          <text:p text:style-name="P92"><text:span text:style-name="T143">R</text:span><text:span text:style-name="T133">e-engenharia: </text:span><text:span text:style-name="T28">Com a necessidade de evolução (atualização de regras de negócio, novos ambientes, banco de dados, etc), o ideal é a re-engenharia. Objetivo da engenharia de software moderna: elaborar metodologias baseadas na noção de evolução (sistemas evoluirão continuamente, e novos sistemas surgirão a partir destes).</text:span></text:p>
        </text:list-item>
      </text:list>
      <text:p text:style-name="P60"/>
      <text:p text:style-name="P27"><text:span text:style-name="T28">p.37 – </text:span><text:span text:style-name="T133">A natureza das Web-Apps: </text:span><text:span text:style-name="T68">nos primórdios da WWW, os si</text:span><text:span text:style-name="T114">t</text:span><text:span text:style-name="T68">es eram um conjunto de hipertexto. Com o tempo, começou-se a oferecer capacidade computacional junto das informaçoes: nascimento dos sitemas baseados em Web. </text:span><text:span text:style-name="T69">Atualmente as Web-apps foram integradas com banco de dados corporativos e aplicações de negócio. </text:span><text:span text:style-name="T70">Web-Apps são mistura de publicação de empresa mais desenvolvimento de software. </text:span><text:span text:style-name="T71">Seguem os atributos: </text:span></text:p>
      <text:list xml:id="list2298079221947570388" text:style-name="L12">
        <text:list-item>
          <text:p text:style-name="P75">Uso intensivo da rede</text:p>
        </text:list-item>
        <text:list-item>
          <text:p text:style-name="P75">Simultaneidade </text:p>
        </text:list-item>
        <text:list-item>
          <text:p text:style-name="P75">Carga não previsível (de uso)</text:p>
        </text:list-item>
        <text:list-item>
          <text:p text:style-name="P75">Desempenho</text:p>
        </text:list-item>
        <text:list-item>
          <text:p text:style-name="P75">Disponibilidade</text:p>
        </text:list-item>
        <text:list-item>
          <text:p text:style-name="P75">Orientado a dados</text:p>
        </text:list-item>
        <text:list-item>
          <text:p text:style-name="P75">Sensibilidade no conteúdo</text:p>
        </text:list-item>
        <text:list-item>
          <text:p text:style-name="P75">Evolução contínua</text:p>
        </text:list-item>
        <text:list-item>
          <text:p text:style-name="P75">Imediatismos</text:p>
        </text:list-item>
        <text:list-item>
          <text:p text:style-name="P75">Segurança</text:p>
        </text:list-item>
        <text:list-item>
          <text:p text:style-name="P75">Estética</text:p>
        </text:list-item>
      </text:list>
      <text:p text:style-name="P76"/>
      <text:p text:style-name="P34"><text:span text:style-name="T133">p.38 – </text:span><text:span text:style-name="T121">Engenharia de software: </text:span><text:span text:style-name="T144">para desenvolver software atualmente, deve-se perceber alguns fatos reais: </text:span></text:p>
      <text:list xml:id="list3031798826202132807" text:style-name="L13">
        <text:list-item>
          <text:p text:style-name="P61">Entender o problema antes de achar a solução</text:p>
        </text:list-item>
        <text:list-item>
          <text:p text:style-name="P61">Projetar é uma atividade fundamental na engenharia de software</text:p>
        </text:list-item>
        <text:list-item>
          <text:p text:style-name="P61">Qualidade e facilidade na manutenção são resultados de um projeto bem feito.</text:p>
        </text:list-item>
      </text:list>
      <text:p text:style-name="P62"/>
      <text:p text:style-name="P37"><text:span text:style-name="T28">p.39 – </text:span><text:span text:style-name="T117">Conclusão: </text:span><text:span text:style-name="T28">Software deve passar por processos de engenharia. A engenharia de software é o estabelecimento e emprego de </text:span><text:span text:style-name="T117">sólidos principios de engenharia</text:span><text:span text:style-name="T28"> de modo a obter software de </text:span><text:span text:style-name="T117">maneira econômica </text:span><text:span text:style-name="T28">que seja </text:span><text:span text:style-name="T117">confiável</text:span><text:span text:style-name="T28"> </text:span><text:span text:style-name="T72">e </text:span><text:span text:style-name="T122">funcione de forma eficiente em máquinas reais</text:span><text:span text:style-name="T72">. </text:span><text:span text:style-name="T73">Quais são os sólidos princípio? Como gerar software de maneira econômica? O que é preciso para que o software funcione bem em máquinas reais? </text:span><text:span text:style-name="T74">São estas as questões que continuam a desafiar os engenheiros de software. </text:span></text:p>
      <text:p text:style-name="P63"/>
      <text:p text:style-name="P28"><text:span text:style-name="T145">Q</text:span><text:span text:style-name="T150">UALIDADE &gt; PROCESSOS &gt; METODOS &gt; FERRAMENTAS</text:span></text:p>
      <text:p text:style-name="P63"/>
      <text:p text:style-name="P37"><text:span text:style-name="T74"><text:tab/></text:span><text:span text:style-name="T75">E os aspectos de qualidade? E a satisfação do cliente? </text:span><text:span text:style-name="T76">E a entrega dentro do prazo? </text:span><text:span text:style-name="T77">E as métricas? E o processo efica</text:span><text:span text:style-name="T115">z</text:span><text:span text:style-name="T77">? Precisa-se de disciplina, mas também de adaptabilidade e agilidade. </text:span><text:span text:style-name="T123">Todas as abordagens de engenharia (incluindo de software) tem como base o comprometimento organizacionals com a qualidade</text:span><text:span text:style-name="T124">. </text:span><text:span text:style-name="T78">A pedra fundamental da engenharia de software é a qualidade e a melhoria dos processos. De maneira concisa, a engenharia de software engloba um processo, métodos de gerenciamento e desenvolvimento de software bem como ferramentas.</text:span></text:p>
      <text:p text:style-name="P77"/>
      <text:p text:style-name="P35"><text:span text:style-name="T133">p.40 – </text:span><text:span text:style-name="T146">A camada </text:span><text:span text:style-name="T125">processo</text:span><text:span text:style-name="T146"> mantém coesas as camadas de tecnologia e possibilita o desenvolvimento de software de forma racional e dentro do prazo </text:span><text:span text:style-name="T147">(define a metodologia a ser estabelecida para a entrega da tecnologia). </text:span><text:span text:style-name="T148">Além disso, é base para o controle de gerenciamento de projeto de software e estabelece o contexto para aplicações, métodos, produção de artefatos (documentos, dados, relatórios, etc), </text:span><text:span text:style-name="T149">definindo marcos, garantia de qualidade e mudanças. </text:span></text:p>
      <text:p text:style-name="P35"><text:span text:style-name="T149"><text:tab/></text:span><text:span text:style-name="T126">Metodos: </text:span><text:span text:style-name="T151">fornecimento de informaç</text:span><text:span text:style-name="T165">õ</text:span><text:span text:style-name="T151">es tecnicas para desenvolver software. Comunicação, análise de requisitos, modelagem de projeto, construção do projeto (tarefas).</text:span></text:p>
      <text:p text:style-name="P35"><text:span text:style-name="T151"><text:tab/></text:span><text:span text:style-name="T126">Ferramentas: </text:span><text:span text:style-name="T151"><text:s/></text:span><text:span text:style-name="T152">suporte automatizado para o processo e metodos.</text:span></text:p>
      <text:p text:style-name="P30"><text:span text:style-name="T133"><text:tab/>O PROCESSO DE SOFTWARE: </text:span><text:span text:style-name="T28">processo é um conjunto de </text:span><text:span text:style-name="T133">atividades</text:span><text:span text:style-name="T28">, </text:span><text:span text:style-name="T133">ações</text:span><text:span text:style-name="T28"> e </text:span><text:span text:style-name="T133">tarefas</text:span><text:span text:style-name="T28"> executadas para a criação de um produto. </text:span></text:p>
      <text:p text:style-name="P64"><text:soft-page-break/></text:p>
      <text:list xml:id="list3230433341726644885" text:style-name="L14">
        <text:list-item>
          <text:p text:style-name="P82"><text:span text:style-name="T127">Atividade: </text:span><text:span text:style-name="T79">objetivo amplo. </text:span></text:p>
        </text:list-item>
        <text:list-item>
          <text:p text:style-name="P82"><text:span text:style-name="T128">Ação: </text:span><text:span text:style-name="T80">conjunto de tarefas que resultam num artefato de software. </text:span></text:p>
        </text:list-item>
        <text:list-item>
          <text:p text:style-name="P82"><text:span text:style-name="T128">Tarefa</text:span><text:span text:style-name="T129">s</text:span><text:span text:style-name="T128">: </text:span><text:span text:style-name="T81">um objetivo pequeno, mas definido e produz resultado tangível.</text:span></text:p>
        </text:list-item>
      </text:list>
      <text:p text:style-name="P65"><text:s/></text:p>
      <text:p text:style-name="P31"><text:span text:style-name="T153"><text:tab/></text:span><text:span text:style-name="T154">Processo </text:span><text:span text:style-name="T82">não é receita de bolo para criar software; é adaptável para entrega no prazo e com qualidade. </text:span><text:span text:style-name="T154">Metodologia dos processos: </text:span><text:span text:style-name="T83">representa base para processos de engenharia de software completo, através de </text:span><text:span text:style-name="T155">atividades estruturais</text:span><text:span text:style-name="T83"> e </text:span><text:span text:style-name="T155">atividades de apoio</text:span><text:span text:style-name="T83">. </text:span></text:p>
      <text:list xml:id="list8476663541178269781" text:style-name="L15">
        <text:list-item>
          <text:p text:style-name="P83"><text:span text:style-name="T130">Atividades de estruturadas: </text:span><text:span text:style-name="T83">comunicação, planejamento (planejamento de projeto), modelagem (protótipo, construção (geração de códigos e teste) e implantação.</text:span><text:span text:style-name="T130"> </text:span><text:span text:style-name="T84">As atividades devem ser aplicadas de maneira iterativa e quantas vezes forem necessárias, com cada iteração gerando um incremento do software. </text:span></text:p>
        </text:list-item>
      </text:list>
      <text:p text:style-name="P39"><text:span text:style-name="T84">p.</text:span><text:span text:style-name="T28">4</text:span><text:span text:style-name="T88">1</text:span><text:span text:style-name="T28"> - </text:span></text:p>
      <text:list xml:id="list232636020738106" text:continue-numbering="true" text:style-name="L15">
        <text:list-item>
          <text:p text:style-name="P93"><text:span text:style-name="T156">A</text:span><text:span text:style-name="T133">tividades de apoio: </text:span><text:span text:style-name="T85">são os controles e acompanhamentos feitos ao longo do projeto, </text:span><text:span text:style-name="T86">avaliação do plano de projeto. </text:span><text:span text:style-name="T87">Administração dos riscos, garantia de qualidade (atividades), revisões tecnicas, medições, gerenciamento de configuração de software, </text:span><text:span text:style-name="T89">gerenciamento da reusabilidade e preparo e produção de artefatos de software.</text:span></text:p>
        </text:list-item>
      </text:list>
      <text:p text:style-name="P66"><text:tab/></text:p>
      <text:p text:style-name="P32"><text:span text:style-name="T92">p.42 – </text:span><text:span text:style-name="T90">Processos não devem ser fixos (rígidos), mas sim adaptáveis ao problema. </text:span><text:span text:style-name="T91">Processo adaptado para um projeto é diferente do processo adotado em outro projeto. </text:span></text:p>
      <text:p text:style-name="P32"><text:span text:style-name="T91"><text:tab/></text:span><text:span text:style-name="T157">A prática da engenharia de software: </text:span><text:span text:style-name="T93">princípios e conceitos genéricos apoiados às atividades de uma metodologia. </text:span><text:span text:style-name="T94">Essência da prática da engenharia de software:</text:span></text:p>
      <text:list xml:id="list1038714953405427369" text:style-name="L16">
        <text:list-item>
          <text:p text:style-name="P94"><text:span text:style-name="T94">C</text:span><text:span text:style-name="T28">ompreender o problema (comunicação e análise/</text:span><text:span text:style-name="T116">planejamento</text:span><text:span text:style-name="T28">)</text:span></text:p>
        </text:list-item>
        <text:list-item>
          <text:p text:style-name="P67">Planejar solução (modelagem e projeto)</text:p>
        </text:list-item>
        <text:list-item>
          <text:p text:style-name="P68">Executar o planejamento (geração de código/<text:span text:style-name="T169">entrega</text:span>)</text:p>
        </text:list-item>
        <text:list-item>
          <text:p text:style-name="P69">Examinar o resultado para ter precisão (testes e garantia de qualidade)</text:p>
        </text:list-item>
      </text:list>
      <text:p text:style-name="P70"/>
      <text:p text:style-name="P33"><text:span text:style-name="T28">p.43 – </text:span><text:span text:style-name="T95">Questões com base na engenharia de software </text:span><text:span text:style-name="T107">(bom senso para solucionar problemas)</text:span><text:span text:style-name="T95">: </text:span></text:p>
      <text:list xml:id="list1573526103035637765" text:style-name="L17">
        <text:list-item>
          <text:p text:style-name="P95"><text:span text:style-name="T95">C</text:span><text:span text:style-name="T28">ompreender o problema: quais os interessados? </text:span><text:span text:style-name="T96">Quais as incógnitas? É possível fragmentar o problema? É possível representar graficamente o problema? </text:span></text:p>
        </text:list-item>
        <text:list-item>
          <text:p text:style-name="P96"><text:span text:style-name="T96">P</text:span><text:span text:style-name="T28">laneje a solução: </text:span><text:span text:style-name="T97">antes de codificar, faça um projeto. </text:span><text:span text:style-name="T98">Problemas similares existem? Já existiram? Algum problema similar já foi solucionado? </text:span><text:span text:style-name="T99">É possível definir subproblemas? </text:span><text:span text:style-name="T100">É possível criar modelo do projeto?</text:span></text:p>
        </text:list-item>
        <text:list-item>
          <text:p text:style-name="P97"><text:span text:style-name="T100">E</text:span><text:span text:style-name="T28">xecutar o projeto: desvios irão acontecer </text:span><text:span text:style-name="T101">ao longo do caminh</text:span><text:span text:style-name="T102">o, mas o planejamento nos guiará. </text:span><text:span text:style-name="T103">A solução se adequa ao plano?</text:span><text:span text:style-name="T104">Existiram revisões e melhorias no código? </text:span></text:p>
        </text:list-item>
        <text:list-item>
          <text:p text:style-name="P98"><text:span text:style-name="T104">E</text:span><text:span text:style-name="T28">xamine o resultado: </text:span><text:span text:style-name="T105">assegurar que os tetes foram executados (nada é perfeito). </text:span><text:span text:style-name="T106">Estratégia de testes? Componentes testáveis? Validação com relação ás solicitações dos interessados?</text:span></text:p>
        </text:list-item>
      </text:list>
      <text:p text:style-name="P71"/>
      <text:p text:style-name="P78">A ABORDAGEM DO BOM SENSO JAMAIS LEVARÁ AO MAU CAMINHO!</text:p>
      <text:p text:style-name="P78"/>
      <text:p text:style-name="P36"><text:span text:style-name="T133">p.44/</text:span><text:span text:style-name="T161">45</text:span><text:span text:style-name="T133"> – Princípios gerais (princípio: importante afirmação ou lei subjacente em um sistema de pensamento). </text:span><text:span text:style-name="T158">Estabelcem um modo de pensar seguro para a engenharia de software.</text:span></text:p>
      <text:list xml:id="list7105275698712444232" text:style-name="L18">
        <text:list-item>
          <text:p text:style-name="P72">A razão de existir (gerar valores aos seus usuários)</text:p>
        </text:list-item>
        <text:list-item>
          <text:p text:style-name="P99"><text:span text:style-name="T133">KISS (Keep It Simple Stupid – projetos de fácil manutenção e compreensão. </text:span><text:span text:style-name="T159">Isso </text:span><text:span text:style-name="T131">não quer dizer </text:span><text:span text:style-name="T159">malfeito e rápido</text:span><text:span text:style-name="T133">)</text:span></text:p>
        </text:list-item>
        <text:list-item>
          <text:p text:style-name="P100"><text:span text:style-name="T133">Mantenha a visão (visão clara significa integridade conceitual do projeto, evitando colcha de retalhos e reforçando aquisições e padronizações</text:span><text:span text:style-name="T160">)</text:span><text:span text:style-name="T133">.</text:span></text:p>
        </text:list-item>
        <text:list-item>
          <text:p text:style-name="P100"><text:span text:style-name="T133">O que uns produzem, outros consomem </text:span><text:span text:style-name="T160">(implementar pensando que alguem mais terá de entender o que você está fazendo).</text:span></text:p>
        </text:list-item>
        <text:list-item>
          <text:p text:style-name="P101"><text:span text:style-name="T160">E</text:span><text:span text:style-name="T133">steja aberto para o futuro (software industriais sobrevivem às mudanças e por isso devem estar prontos para elas. Jamais projeto limitador: </text:span><text:span text:style-name="T163">questionar as diversas possibilidades... </text:span><text:span text:style-name="T133">"e se...???" </text:span><text:span text:style-name="T162">SEMPRE</text:span><text:span text:style-name="T163">).</text:span></text:p>
        </text:list-item>
        <text:list-item>
          <text:p text:style-name="P102"><text:span text:style-name="T163">P</text:span><text:span text:style-name="T133">laneje com antecedencia, visando reutilização, sempre usando o </text:span><text:span text:style-name="T117">bom senso </text:span><text:span text:style-name="T133">para não tornar o projeto de reutilização maior que o próprio projeto do software. </text:span></text:p>
        </text:list-item>
        <text:list-item>
          <text:p text:style-name="P103"><text:span text:style-name="T133">Pense (pensar para fazer sair correto. </text:span><text:span text:style-name="T164">Se pensar e errar, entender com as lições aprendidas para não ocorrer novamente e aprender a reconhecer as próprias limitações. Usar os sete princípios acima siginfica essencialmente: </text:span><text:span text:style-name="T132">pensar</text:span><text:span text:style-name="T164">.</text:span></text:p>
        </text:list-item>
      </text:list>
      <text:p text:style-name="P73"/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8.75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18M16S</meta:editing-duration>
    <meta:editing-cycles>250</meta:editing-cycles>
    <meta:generator>LibreOffice/4.4.2.2$Windows_x86 LibreOffice_project/c4c7d32d0d49397cad38d62472b0bc8acff48dd6</meta:generator>
    <dc:date>2015-11-05T23:26:34.726000000</dc:date>
    <meta:document-statistic meta:table-count="0" meta:image-count="0" meta:object-count="0" meta:page-count="5" meta:paragraph-count="112" meta:word-count="2651" meta:character-count="17789" meta:non-whitespace-character-count="15249"/>
    <meta:user-defined meta:name="Info 1"/>
    <meta:user-defined meta:name="Info 2"/>
    <meta:user-defined meta:name="Info 3"/>
    <meta:user-defined meta:name="Info 4"/>
  </office:meta>
</office:document-meta>
</file>